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23.83mm"/>
    </style:style>
    <style:style style:name="ro1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0000" number:language="en" number:country="US">
      <number:number number:min-integer-digits="1"/>
    </number:number-style>
    <number:number-style style:name="N2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="0.99pt solid #0000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order-bottom="none" fo:border-left="none" fo:border-right="none" fo:border-top="2.01pt solid #000000"/>
    </style:style>
    <style:style style:name="ce6" style:family="table-cell" style:parent-style-name="Default" style:data-style-name="N20004"/>
    <style:style style:name="ce7" style:family="table-cell" style:parent-style-name="Default" style:data-style-name="N20000"/>
    <style:style style:name="ce8" style:family="table-cell" style:parent-style-name="Default">
      <style:table-cell-properties fo:border-bottom="none" fo:border-left="none" fo:border-right="2.01pt solid #000000" fo:border-top="2.01pt solid #000000"/>
    </style:style>
    <style:style style:name="ce9" style:family="table-cell" style:parent-style-name="Default">
      <style:table-cell-properties fo:border-bottom="none" fo:border-left="none" fo:border-right="2.01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0.99pt ridge #000000" fo:border-right="none" fo:border-top="none"/>
    </style:style>
    <style:style style:name="ce13" style:family="table-cell" style:parent-style-name="Default">
      <style:table-cell-properties fo:border-bottom="0.99pt ridge #000000" fo:border-left="0.99pt ridge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99pt ridge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0.99pt ridge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99pt ridge #000000" fo:border-top="0.99pt ridge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</style:style>
    <style:style style:name="ce19" style:family="table-cell" style:parent-style-name="Default" style:data-style-name="N110">
      <style:table-cell-properties fo:border-bottom="none" fo:border-left="none" fo:border-right="0.99pt ridg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nfiltered" table:style-name="ta1">
        <table:table-column table:style-name="co1" table:default-cell-style-name="ce4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column table:style-name="co1" table:default-cell-style-name="ce4"/>
        <table:table-column table:style-name="co2" table:number-columns-repeated="3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Balanceador com Round Robin</text:p>
          </table:table-cell>
          <table:covered-table-cell table:number-columns-repeated="8" table:style-name="ce5"/>
          <table:covered-table-cell table:style-name="ce8"/>
          <table:table-cell table:style-name="ce1" office:value-type="string" calcext:value-type="string" table:number-columns-spanned="10" table:number-rows-spanned="1">
            <text:p>Balanceador com endereço IP de origem</text:p>
          </table:table-cell>
          <table:covered-table-cell table:number-columns-repeated="8" table:style-name="ce5"/>
          <table:covered-table-cell table:style-name="ce8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1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style-name="ce2" office:value-type="string" calcext:value-type="string" table:number-columns-spanned="10" table:number-rows-spanned="1">
            <text:p>CLIENTE 1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6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style-name="ce3" office:value-type="string" calcext:value-type="string">
            <text:p><text:s text:c="6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2:58:02</text:p>
          </table:table-cell>
          <table:table-cell office:value-type="float" office:value="49355" calcext:value-type="float">
            <text:p>49355</text:p>
          </table:table-cell>
          <table:table-cell office:value-type="string" calcext:value-type="string">
            <text:p><text:s text:c="6"/>59.38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12" calcext:value-type="float">
            <text:p>0.12</text:p>
          </table:table-cell>
          <table:table-cell office:value-type="string" calcext:value-type="string">
            <text:p><text:s text:c="6"/>831.17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7"/>99.34</text:p>
          </table:table-cell>
          <table:table-cell office:value-type="float" office:value="49355" calcext:value-type="float">
            <text:p>493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8-06-28 00:41:12</text:p>
          </table:table-cell>
          <table:table-cell office:value-type="float" office:value="47027" calcext:value-type="float">
            <text:p>47027</text:p>
          </table:table-cell>
          <table:table-cell office:value-type="string" calcext:value-type="string">
            <text:p><text:s text:c="6"/>59.74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6"/>787.19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7"/>99.45</text:p>
          </table:table-cell>
          <table:table-cell office:value-type="float" office:value="47027" calcext:value-type="float">
            <text:p>470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04:02</text:p>
          </table:table-cell>
          <table:table-cell office:value-type="float" office:value="45218" calcext:value-type="float">
            <text:p>45218</text:p>
          </table:table-cell>
          <table:table-cell office:value-type="string" calcext:value-type="string">
            <text:p><text:s text:c="6"/>59.9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.26" calcext:value-type="float">
            <text:p>0.26</text:p>
          </table:table-cell>
          <table:table-cell office:value-type="string" calcext:value-type="string">
            <text:p><text:s text:c="6"/>753.88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52</text:p>
          </table:table-cell>
          <table:table-cell office:value-type="float" office:value="45218" calcext:value-type="float">
            <text:p>452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6-28 00:47:12</text:p>
          </table:table-cell>
          <table:table-cell office:value-type="float" office:value="46489" calcext:value-type="float">
            <text:p>46489</text:p>
          </table:table-cell>
          <table:table-cell office:value-type="string" calcext:value-type="string">
            <text:p><text:s text:c="6"/>59.94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6"/>775.59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8.08</text:p>
          </table:table-cell>
          <table:table-cell office:value-type="float" office:value="46489" calcext:value-type="float">
            <text:p>4648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10:02</text:p>
          </table:table-cell>
          <table:table-cell office:value-type="float" office:value="49561" calcext:value-type="float">
            <text:p>49561</text:p>
          </table:table-cell>
          <table:table-cell office:value-type="string" calcext:value-type="string">
            <text:p><text:s text:c="6"/>59.95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36" calcext:value-type="float">
            <text:p>0.36</text:p>
          </table:table-cell>
          <table:table-cell office:value-type="string" calcext:value-type="string">
            <text:p><text:s text:c="6"/>826.71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294.47</text:p>
          </table:table-cell>
          <table:table-cell office:value-type="float" office:value="49561" calcext:value-type="float">
            <text:p>495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8-06-28 00:53:12</text:p>
          </table:table-cell>
          <table:table-cell office:value-type="float" office:value="44604" calcext:value-type="float">
            <text:p>44604</text:p>
          </table:table-cell>
          <table:table-cell office:value-type="string" calcext:value-type="string">
            <text:p><text:s text:c="6"/>59.99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6"/>743.52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294.54</text:p>
          </table:table-cell>
          <table:table-cell office:value-type="float" office:value="44604" calcext:value-type="float">
            <text:p>4460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16:02</text:p>
          </table:table-cell>
          <table:table-cell office:value-type="float" office:value="47766" calcext:value-type="float">
            <text:p>47766</text:p>
          </table:table-cell>
          <table:table-cell office:value-type="string" calcext:value-type="string">
            <text:p><text:s text:c="6"/>59.94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.48" calcext:value-type="float">
            <text:p>0.48</text:p>
          </table:table-cell>
          <table:table-cell office:value-type="string" calcext:value-type="string">
            <text:p><text:s text:c="6"/>796.90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386.43</text:p>
          </table:table-cell>
          <table:table-cell office:value-type="float" office:value="47766" calcext:value-type="float">
            <text:p>4776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18-06-28 00:59:12</text:p>
          </table:table-cell>
          <table:table-cell office:value-type="float" office:value="46772" calcext:value-type="float">
            <text:p>46772</text:p>
          </table:table-cell>
          <table:table-cell office:value-type="string" calcext:value-type="string">
            <text:p><text:s text:c="6"/>59.9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6"/>780.5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388.40</text:p>
          </table:table-cell>
          <table:table-cell office:value-type="float" office:value="46772" calcext:value-type="float">
            <text:p>4677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22:02</text:p>
          </table:table-cell>
          <table:table-cell office:value-type="float" office:value="45564" calcext:value-type="float">
            <text:p>45564</text:p>
          </table:table-cell>
          <table:table-cell office:value-type="string" calcext:value-type="string">
            <text:p><text:s text:c="6"/>59.97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.63" calcext:value-type="float">
            <text:p>0.63</text:p>
          </table:table-cell>
          <table:table-cell office:value-type="string" calcext:value-type="string">
            <text:p><text:s text:c="6"/>759.78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477.97</text:p>
          </table:table-cell>
          <table:table-cell office:value-type="float" office:value="45564" calcext:value-type="float">
            <text:p>4556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18-06-28 01:05:12</text:p>
          </table:table-cell>
          <table:table-cell office:value-type="float" office:value="45541" calcext:value-type="float">
            <text:p>45541</text:p>
          </table:table-cell>
          <table:table-cell office:value-type="string" calcext:value-type="string">
            <text:p><text:s text:c="6"/>59.91</text:p>
          </table:table-cell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 text:c="6"/>760.1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483.04</text:p>
          </table:table-cell>
          <table:table-cell office:value-type="float" office:value="45541" calcext:value-type="float">
            <text:p>45541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28:02</text:p>
          </table:table-cell>
          <table:table-cell office:value-type="float" office:value="45230" calcext:value-type="float">
            <text:p>45230</text:p>
          </table:table-cell>
          <table:table-cell office:value-type="string" calcext:value-type="string">
            <text:p><text:s text:c="6"/>59.93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.76" calcext:value-type="float">
            <text:p>0.76</text:p>
          </table:table-cell>
          <table:table-cell office:value-type="string" calcext:value-type="string">
            <text:p><text:s text:c="6"/>754.71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571.42</text:p>
          </table:table-cell>
          <table:table-cell office:value-type="float" office:value="45230" calcext:value-type="float">
            <text:p>4523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018-06-28 01:11:12</text:p>
          </table:table-cell>
          <table:table-cell office:value-type="float" office:value="45089" calcext:value-type="float">
            <text:p>45089</text:p>
          </table:table-cell>
          <table:table-cell office:value-type="string" calcext:value-type="string">
            <text:p><text:s text:c="6"/>59.95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 text:c="6"/>752.11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575.03</text:p>
          </table:table-cell>
          <table:table-cell office:value-type="float" office:value="45089" calcext:value-type="float">
            <text:p>4508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35:39</text:p>
          </table:table-cell>
          <table:table-cell office:value-type="float" office:value="44531" calcext:value-type="float">
            <text:p>44531</text:p>
          </table:table-cell>
          <table:table-cell office:value-type="string" calcext:value-type="string">
            <text:p><text:s text:c="6"/>59.45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.9" calcext:value-type="float">
            <text:p>0.90</text:p>
          </table:table-cell>
          <table:table-cell office:value-type="string" calcext:value-type="string">
            <text:p><text:s text:c="6"/>749.05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674.66</text:p>
          </table:table-cell>
          <table:table-cell office:value-type="float" office:value="44531" calcext:value-type="float">
            <text:p>4453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018-06-28 01:17:12</text:p>
          </table:table-cell>
          <table:table-cell office:value-type="float" office:value="38576" calcext:value-type="float">
            <text:p>38576</text:p>
          </table:table-cell>
          <table:table-cell office:value-type="string" calcext:value-type="string">
            <text:p><text:s text:c="6"/>59.97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 text:c="6"/>643.25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651.88</text:p>
          </table:table-cell>
          <table:table-cell office:value-type="float" office:value="38576" calcext:value-type="float">
            <text:p>38576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41:39</text:p>
          </table:table-cell>
          <table:table-cell office:value-type="float" office:value="42388" calcext:value-type="float">
            <text:p>42388</text:p>
          </table:table-cell>
          <table:table-cell office:value-type="string" calcext:value-type="string">
            <text:p><text:s text:c="6"/>60.02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.04" calcext:value-type="float">
            <text:p>1.04</text:p>
          </table:table-cell>
          <table:table-cell office:value-type="string" calcext:value-type="string">
            <text:p><text:s text:c="6"/>706.2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732.86</text:p>
          </table:table-cell>
          <table:table-cell office:value-type="float" office:value="42388" calcext:value-type="float">
            <text:p>4238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018-06-28 01:23:12</text:p>
          </table:table-cell>
          <table:table-cell office:value-type="float" office:value="43550" calcext:value-type="float">
            <text:p>43550</text:p>
          </table:table-cell>
          <table:table-cell office:value-type="string" calcext:value-type="string">
            <text:p><text:s text:c="6"/>59.80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 text:c="6"/>728.2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745.50</text:p>
          </table:table-cell>
          <table:table-cell office:value-type="float" office:value="43550" calcext:value-type="float">
            <text:p>43550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47:39</text:p>
          </table:table-cell>
          <table:table-cell office:value-type="float" office:value="36173" calcext:value-type="float">
            <text:p>36173</text:p>
          </table:table-cell>
          <table:table-cell office:value-type="string" calcext:value-type="string">
            <text:p><text:s text:c="6"/>59.75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.35" calcext:value-type="float">
            <text:p>1.35</text:p>
          </table:table-cell>
          <table:table-cell office:value-type="string" calcext:value-type="string">
            <text:p><text:s text:c="6"/>605.41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18.92</text:p>
          </table:table-cell>
          <table:table-cell office:value-type="float" office:value="36173" calcext:value-type="float">
            <text:p>3617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018-06-28 01:29:12</text:p>
          </table:table-cell>
          <table:table-cell office:value-type="float" office:value="43621" calcext:value-type="float">
            <text:p>43621</text:p>
          </table:table-cell>
          <table:table-cell office:value-type="string" calcext:value-type="string">
            <text:p><text:s text:c="6"/>59.93</text:p>
          </table:table-cell>
          <table:table-cell office:value-type="float" office:value="8" calcext:value-type="float">
            <text:p>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<text:s text:c="6"/>727.8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827.79</text:p>
          </table:table-cell>
          <table:table-cell office:value-type="float" office:value="43621" calcext:value-type="float">
            <text:p>43621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53:39</text:p>
          </table:table-cell>
          <table:table-cell office:value-type="float" office:value="40166" calcext:value-type="float">
            <text:p>40166</text:p>
          </table:table-cell>
          <table:table-cell office:value-type="string" calcext:value-type="string">
            <text:p><text:s text:c="6"/>59.89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.35" calcext:value-type="float">
            <text:p>1.35</text:p>
          </table:table-cell>
          <table:table-cell office:value-type="string" calcext:value-type="string">
            <text:p><text:s text:c="6"/>670.66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904.47</text:p>
          </table:table-cell>
          <table:table-cell office:value-type="float" office:value="40166" calcext:value-type="float">
            <text:p>4016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018-06-28 01:35:12</text:p>
          </table:table-cell>
          <table:table-cell office:value-type="float" office:value="42512" calcext:value-type="float">
            <text:p>42512</text:p>
          </table:table-cell>
          <table:table-cell office:value-type="string" calcext:value-type="string">
            <text:p><text:s text:c="6"/>59.98</text:p>
          </table:table-cell>
          <table:table-cell office:value-type="float" office:value="8" calcext:value-type="float">
            <text:p>8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<text:s text:c="6"/>708.7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916.18</text:p>
          </table:table-cell>
          <table:table-cell office:value-type="float" office:value="42512" calcext:value-type="float">
            <text:p>42512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2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style-name="ce2" office:value-type="string" calcext:value-type="string" table:number-columns-spanned="10" table:number-rows-spanned="1">
            <text:p>CLIENTE 2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5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style-name="ce3" office:value-type="string" calcext:value-type="string">
            <text:p><text:s text:c="5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2:58:02</text:p>
          </table:table-cell>
          <table:table-cell office:value-type="float" office:value="50583" calcext:value-type="float">
            <text:p>50583</text:p>
          </table:table-cell>
          <table:table-cell office:value-type="string" calcext:value-type="string">
            <text:p><text:s text:c="6"/>59.40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6"/>851.57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7"/>99.39</text:p>
          </table:table-cell>
          <table:table-cell office:value-type="float" office:value="50583" calcext:value-type="float">
            <text:p>505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6-28 00:41:12</text:p>
          </table:table-cell>
          <table:table-cell office:value-type="float" office:value="48323" calcext:value-type="float">
            <text:p>48323</text:p>
          </table:table-cell>
          <table:table-cell office:value-type="string" calcext:value-type="string">
            <text:p><text:s text:c="6"/>59.75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6"/>808.75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7"/>99.43</text:p>
          </table:table-cell>
          <table:table-cell office:value-type="float" office:value="48323" calcext:value-type="float">
            <text:p>483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04:02</text:p>
          </table:table-cell>
          <table:table-cell office:value-type="float" office:value="49054" calcext:value-type="float">
            <text:p>49054</text:p>
          </table:table-cell>
          <table:table-cell office:value-type="string" calcext:value-type="string">
            <text:p><text:s text:c="6"/>59.89</text:p>
          </table:table-cell>
          <table:table-cell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 text:c="6"/>819.07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198.33</text:p>
          </table:table-cell>
          <table:table-cell office:value-type="float" office:value="49054" calcext:value-type="float">
            <text:p>490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8 00:47:12</text:p>
          </table:table-cell>
          <table:table-cell office:value-type="float" office:value="46619" calcext:value-type="float">
            <text:p>46619</text:p>
          </table:table-cell>
          <table:table-cell office:value-type="string" calcext:value-type="string">
            <text:p><text:s text:c="6"/>59.98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6"/>777.24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197.91</text:p>
          </table:table-cell>
          <table:table-cell office:value-type="float" office:value="46619" calcext:value-type="float">
            <text:p>46619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10:02</text:p>
          </table:table-cell>
          <table:table-cell office:value-type="float" office:value="46024" calcext:value-type="float">
            <text:p>46024</text:p>
          </table:table-cell>
          <table:table-cell office:value-type="string" calcext:value-type="string">
            <text:p><text:s text:c="6"/>59.99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6"/>767.19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294.08</text:p>
          </table:table-cell>
          <table:table-cell office:value-type="float" office:value="46024" calcext:value-type="float">
            <text:p>460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8-06-28 00:53:12</text:p>
          </table:table-cell>
          <table:table-cell office:value-type="float" office:value="46510" calcext:value-type="float">
            <text:p>46510</text:p>
          </table:table-cell>
          <table:table-cell office:value-type="string" calcext:value-type="string">
            <text:p><text:s text:c="6"/>59.96</text:p>
          </table:table-cell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6"/>775.68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294.18</text:p>
          </table:table-cell>
          <table:table-cell office:value-type="float" office:value="46510" calcext:value-type="float">
            <text:p>4651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16:02</text:p>
          </table:table-cell>
          <table:table-cell office:value-type="float" office:value="48921" calcext:value-type="float">
            <text:p>48921</text:p>
          </table:table-cell>
          <table:table-cell office:value-type="string" calcext:value-type="string">
            <text:p><text:s text:c="6"/>59.93</text:p>
          </table:table-cell>
          <table:table-cell office:value-type="float" office:value="9" calcext:value-type="float">
            <text:p>9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6"/>816.30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392.20</text:p>
          </table:table-cell>
          <table:table-cell office:value-type="float" office:value="48921" calcext:value-type="float">
            <text:p>4892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18-06-28 00:59:12</text:p>
          </table:table-cell>
          <table:table-cell office:value-type="float" office:value="46430" calcext:value-type="float">
            <text:p>46430</text:p>
          </table:table-cell>
          <table:table-cell office:value-type="string" calcext:value-type="string">
            <text:p><text:s text:c="6"/>59.9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6"/>775.1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390.21</text:p>
          </table:table-cell>
          <table:table-cell office:value-type="float" office:value="46430" calcext:value-type="float">
            <text:p>4643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22:02</text:p>
          </table:table-cell>
          <table:table-cell office:value-type="float" office:value="46718" calcext:value-type="float">
            <text:p>46718</text:p>
          </table:table-cell>
          <table:table-cell office:value-type="string" calcext:value-type="string">
            <text:p><text:s text:c="6"/>59.92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6"/>779.6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484.88</text:p>
          </table:table-cell>
          <table:table-cell office:value-type="float" office:value="46718" calcext:value-type="float">
            <text:p>467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18-06-28 01:05:12</text:p>
          </table:table-cell>
          <table:table-cell office:value-type="float" office:value="46424" calcext:value-type="float">
            <text:p>46424</text:p>
          </table:table-cell>
          <table:table-cell office:value-type="string" calcext:value-type="string">
            <text:p><text:s text:c="6"/>59.93</text:p>
          </table:table-cell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6"/>774.64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482.52</text:p>
          </table:table-cell>
          <table:table-cell office:value-type="float" office:value="46424" calcext:value-type="float">
            <text:p>46424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28:02</text:p>
          </table:table-cell>
          <table:table-cell office:value-type="float" office:value="45171" calcext:value-type="float">
            <text:p>45171</text:p>
          </table:table-cell>
          <table:table-cell office:value-type="string" calcext:value-type="string">
            <text:p><text:s text:c="6"/>59.87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 text:c="6"/>754.48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572.29</text:p>
          </table:table-cell>
          <table:table-cell office:value-type="float" office:value="45171" calcext:value-type="float">
            <text:p>4517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018-06-28 01:11:12</text:p>
          </table:table-cell>
          <table:table-cell office:value-type="float" office:value="43332" calcext:value-type="float">
            <text:p>43332</text:p>
          </table:table-cell>
          <table:table-cell office:value-type="string" calcext:value-type="string">
            <text:p><text:s text:c="6"/>59.95</text:p>
          </table:table-cell>
          <table:table-cell office:value-type="float" office:value="8" calcext:value-type="float">
            <text:p>8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6"/>722.80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570.49</text:p>
          </table:table-cell>
          <table:table-cell office:value-type="float" office:value="43332" calcext:value-type="float">
            <text:p>43332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2018-06-27 23:35:39</text:p>
          </table:table-cell>
          <table:table-cell office:value-type="float" office:value="45658" calcext:value-type="float">
            <text:p>45658</text:p>
          </table:table-cell>
          <table:table-cell office:value-type="string" calcext:value-type="string">
            <text:p><text:s text:c="6"/>59.43</text:p>
          </table:table-cell>
          <table:table-cell office:value-type="float" office:value="8" calcext:value-type="float">
            <text:p>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s text:c="6"/>768.2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666.97</text:p>
          </table:table-cell>
          <table:table-cell office:value-type="float" office:value="45658" calcext:value-type="float">
            <text:p>4565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18-06-28 01:17:12</text:p>
          </table:table-cell>
          <table:table-cell office:value-type="float" office:value="40529" calcext:value-type="float">
            <text:p>40529</text:p>
          </table:table-cell>
          <table:table-cell office:value-type="string" calcext:value-type="string">
            <text:p><text:s text:c="6"/>59.98</text:p>
          </table:table-cell>
          <table:table-cell office:value-type="float" office:value="7" calcext:value-type="float">
            <text:p>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s text:c="6"/>675.71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652.52</text:p>
          </table:table-cell>
          <table:table-cell office:value-type="float" office:value="40529" calcext:value-type="float">
            <text:p>40529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41:39</text:p>
          </table:table-cell>
          <table:table-cell office:value-type="float" office:value="42668" calcext:value-type="float">
            <text:p>42668</text:p>
          </table:table-cell>
          <table:table-cell office:value-type="string" calcext:value-type="string">
            <text:p><text:s text:c="6"/>59.93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 text:c="6"/>711.9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733.06</text:p>
          </table:table-cell>
          <table:table-cell office:value-type="float" office:value="42668" calcext:value-type="float">
            <text:p>4266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2018-06-28 01:23:12</text:p>
          </table:table-cell>
          <table:table-cell office:value-type="float" office:value="43061" calcext:value-type="float">
            <text:p>43061</text:p>
          </table:table-cell>
          <table:table-cell office:value-type="string" calcext:value-type="string">
            <text:p><text:s text:c="6"/>59.81</text:p>
          </table:table-cell>
          <table:table-cell office:value-type="float" office:value="8" calcext:value-type="float">
            <text:p>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 text:c="6"/>719.9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741.90</text:p>
          </table:table-cell>
          <table:table-cell office:value-type="float" office:value="43061" calcext:value-type="float">
            <text:p>43061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47:39</text:p>
          </table:table-cell>
          <table:table-cell office:value-type="float" office:value="35409" calcext:value-type="float">
            <text:p>35409</text:p>
          </table:table-cell>
          <table:table-cell office:value-type="string" calcext:value-type="string">
            <text:p><text:s text:c="6"/>59.80</text:p>
          </table:table-cell>
          <table:table-cell office:value-type="float" office:value="6" calcext:value-type="float">
            <text:p>6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<text:s text:c="6"/>592.12</text:p>
          </table:table-cell>
          <table:table-cell office:value-type="string" calcext:value-type="string">
            <text:p><text:s text:c="8"/>0.10</text:p>
          </table:table-cell>
          <table:table-cell office:value-type="string" calcext:value-type="string">
            <text:p><text:s text:c="6"/>822.98</text:p>
          </table:table-cell>
          <table:table-cell office:value-type="float" office:value="35409" calcext:value-type="float">
            <text:p>35409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2018-06-28 01:29:12</text:p>
          </table:table-cell>
          <table:table-cell office:value-type="float" office:value="41943" calcext:value-type="float">
            <text:p>41943</text:p>
          </table:table-cell>
          <table:table-cell office:value-type="string" calcext:value-type="string">
            <text:p><text:s text:c="6"/>59.94</text:p>
          </table:table-cell>
          <table:table-cell office:value-type="float" office:value="8" calcext:value-type="float">
            <text:p>8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<text:s text:c="6"/>699.75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833.03</text:p>
          </table:table-cell>
          <table:table-cell office:value-type="float" office:value="41943" calcext:value-type="float">
            <text:p>41943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53:39</text:p>
          </table:table-cell>
          <table:table-cell office:value-type="float" office:value="43083" calcext:value-type="float">
            <text:p>43083</text:p>
          </table:table-cell>
          <table:table-cell office:value-type="string" calcext:value-type="string">
            <text:p><text:s text:c="6"/>59.93</text:p>
          </table:table-cell>
          <table:table-cell office:value-type="float" office:value="8" calcext:value-type="float">
            <text:p>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<text:s text:c="6"/>718.89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903.08</text:p>
          </table:table-cell>
          <table:table-cell office:value-type="float" office:value="43083" calcext:value-type="float">
            <text:p>4308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018-06-28 01:35:12</text:p>
          </table:table-cell>
          <table:table-cell office:value-type="float" office:value="44014" calcext:value-type="float">
            <text:p>44014</text:p>
          </table:table-cell>
          <table:table-cell office:value-type="string" calcext:value-type="string">
            <text:p><text:s text:c="6"/>60.05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<text:s text:c="6"/>732.9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914.17</text:p>
          </table:table-cell>
          <table:table-cell office:value-type="float" office:value="44016" calcext:value-type="float">
            <text:p>44016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3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style-name="ce2" office:value-type="string" calcext:value-type="string" table:number-columns-spanned="10" table:number-rows-spanned="1">
            <text:p>CLIENTE 3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6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style-name="ce3" office:value-type="string" calcext:value-type="string">
            <text:p><text:s text:c="6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2:58:02</text:p>
          </table:table-cell>
          <table:table-cell office:value-type="float" office:value="49503" calcext:value-type="float">
            <text:p>49503</text:p>
          </table:table-cell>
          <table:table-cell office:value-type="string" calcext:value-type="string">
            <text:p><text:s text:c="6"/>59.41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6"/>833.24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7"/>99.28</text:p>
          </table:table-cell>
          <table:table-cell office:value-type="float" office:value="49503" calcext:value-type="float">
            <text:p>495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6-28 00:41:12</text:p>
          </table:table-cell>
          <table:table-cell office:value-type="float" office:value="49543" calcext:value-type="float">
            <text:p>49543</text:p>
          </table:table-cell>
          <table:table-cell office:value-type="string" calcext:value-type="string">
            <text:p><text:s text:c="6"/>59.76</text:p>
          </table:table-cell>
          <table:table-cell office:value-type="float" office:value="9" calcext:value-type="float">
            <text:p>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6"/>829.03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7"/>99.28</text:p>
          </table:table-cell>
          <table:table-cell office:value-type="float" office:value="49543" calcext:value-type="float">
            <text:p>4954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04:02</text:p>
          </table:table-cell>
          <table:table-cell office:value-type="float" office:value="47433" calcext:value-type="float">
            <text:p>47433</text:p>
          </table:table-cell>
          <table:table-cell office:value-type="string" calcext:value-type="string">
            <text:p><text:s text:c="6"/>59.91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6"/>791.74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198.12</text:p>
          </table:table-cell>
          <table:table-cell office:value-type="float" office:value="47433" calcext:value-type="float">
            <text:p>474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8-06-28 00:47:12</text:p>
          </table:table-cell>
          <table:table-cell office:value-type="float" office:value="47445" calcext:value-type="float">
            <text:p>47445</text:p>
          </table:table-cell>
          <table:table-cell office:value-type="string" calcext:value-type="string">
            <text:p><text:s text:c="6"/>59.95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6"/>791.41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198.34</text:p>
          </table:table-cell>
          <table:table-cell office:value-type="float" office:value="47445" calcext:value-type="float">
            <text:p>4744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10:02</text:p>
          </table:table-cell>
          <table:table-cell office:value-type="float" office:value="47342" calcext:value-type="float">
            <text:p>47342</text:p>
          </table:table-cell>
          <table:table-cell office:value-type="string" calcext:value-type="string">
            <text:p><text:s text:c="6"/>59.96</text:p>
          </table:table-cell>
          <table:table-cell office:value-type="float" office:value="9" calcext:value-type="float">
            <text:p>9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6"/>789.56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293.67</text:p>
          </table:table-cell>
          <table:table-cell office:value-type="float" office:value="47342" calcext:value-type="float">
            <text:p>473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6-28 00:53:12</text:p>
          </table:table-cell>
          <table:table-cell office:value-type="float" office:value="44976" calcext:value-type="float">
            <text:p>44976</text:p>
          </table:table-cell>
          <table:table-cell office:value-type="string" calcext:value-type="string">
            <text:p><text:s text:c="6"/>59.98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 text:c="6"/>749.85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294.23</text:p>
          </table:table-cell>
          <table:table-cell office:value-type="float" office:value="44976" calcext:value-type="float">
            <text:p>44976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16:02</text:p>
          </table:table-cell>
          <table:table-cell office:value-type="float" office:value="45105" calcext:value-type="float">
            <text:p>45105</text:p>
          </table:table-cell>
          <table:table-cell office:value-type="string" calcext:value-type="string">
            <text:p><text:s text:c="6"/>59.95</text:p>
          </table:table-cell>
          <table:table-cell office:value-type="float" office:value="8" calcext:value-type="float">
            <text:p>8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6"/>752.38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385.21</text:p>
          </table:table-cell>
          <table:table-cell office:value-type="float" office:value="45105" calcext:value-type="float">
            <text:p>4510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18-06-28 00:59:12</text:p>
          </table:table-cell>
          <table:table-cell office:value-type="float" office:value="45375" calcext:value-type="float">
            <text:p>45375</text:p>
          </table:table-cell>
          <table:table-cell office:value-type="string" calcext:value-type="string">
            <text:p><text:s text:c="6"/>59.93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6"/>757.13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390.35</text:p>
          </table:table-cell>
          <table:table-cell office:value-type="float" office:value="45375" calcext:value-type="float">
            <text:p>45375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22:02</text:p>
          </table:table-cell>
          <table:table-cell office:value-type="float" office:value="49371" calcext:value-type="float">
            <text:p>49371</text:p>
          </table:table-cell>
          <table:table-cell office:value-type="string" calcext:value-type="string">
            <text:p><text:s text:c="6"/>59.91</text:p>
          </table:table-cell>
          <table:table-cell office:value-type="float" office:value="9" calcext:value-type="float">
            <text:p>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 text:c="6"/>824.09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485.10</text:p>
          </table:table-cell>
          <table:table-cell office:value-type="float" office:value="49371" calcext:value-type="float">
            <text:p>4937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018-06-28 01:05:12</text:p>
          </table:table-cell>
          <table:table-cell office:value-type="float" office:value="47087" calcext:value-type="float">
            <text:p>47087</text:p>
          </table:table-cell>
          <table:table-cell office:value-type="string" calcext:value-type="string">
            <text:p><text:s text:c="6"/>59.90</text:p>
          </table:table-cell>
          <table:table-cell office:value-type="float" office:value="9" calcext:value-type="float">
            <text:p>9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6"/>786.09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485.35</text:p>
          </table:table-cell>
          <table:table-cell office:value-type="float" office:value="47087" calcext:value-type="float">
            <text:p>47087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28:02</text:p>
          </table:table-cell>
          <table:table-cell office:value-type="float" office:value="45902" calcext:value-type="float">
            <text:p>45902</text:p>
          </table:table-cell>
          <table:table-cell office:value-type="string" calcext:value-type="string">
            <text:p><text:s text:c="6"/>59.95</text:p>
          </table:table-cell>
          <table:table-cell office:value-type="float" office:value="8" calcext:value-type="float">
            <text:p>8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 text:c="6"/>765.6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569.79</text:p>
          </table:table-cell>
          <table:table-cell office:value-type="float" office:value="45902" calcext:value-type="float">
            <text:p>4590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2018-06-28 01:11:12</text:p>
          </table:table-cell>
          <table:table-cell office:value-type="float" office:value="43409" calcext:value-type="float">
            <text:p>43409</text:p>
          </table:table-cell>
          <table:table-cell office:value-type="string" calcext:value-type="string">
            <text:p><text:s text:c="6"/>59.96</text:p>
          </table:table-cell>
          <table:table-cell office:value-type="float" office:value="8" calcext:value-type="float">
            <text:p>8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6"/>723.97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570.02</text:p>
          </table:table-cell>
          <table:table-cell office:value-type="float" office:value="43409" calcext:value-type="float">
            <text:p>43409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35:39</text:p>
          </table:table-cell>
          <table:table-cell office:value-type="float" office:value="42201" calcext:value-type="float">
            <text:p>42201</text:p>
          </table:table-cell>
          <table:table-cell office:value-type="string" calcext:value-type="string">
            <text:p><text:s text:c="6"/>59.45</text:p>
          </table:table-cell>
          <table:table-cell office:value-type="float" office:value="8" calcext:value-type="float">
            <text:p>8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 text:c="6"/>709.8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646.27</text:p>
          </table:table-cell>
          <table:table-cell office:value-type="float" office:value="42201" calcext:value-type="float">
            <text:p>4220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18-06-28 01:17:12</text:p>
          </table:table-cell>
          <table:table-cell office:value-type="float" office:value="37406" calcext:value-type="float">
            <text:p>37406</text:p>
          </table:table-cell>
          <table:table-cell office:value-type="string" calcext:value-type="string">
            <text:p><text:s text:c="6"/>59.92</text:p>
          </table:table-cell>
          <table:table-cell office:value-type="float" office:value="7" calcext:value-type="float">
            <text:p>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 text:c="6"/>624.27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649.79</text:p>
          </table:table-cell>
          <table:table-cell office:value-type="float" office:value="37406" calcext:value-type="float">
            <text:p>37406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41:39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<text:s text:c="6"/>59.95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<text:s text:c="6"/>751.14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743.87</text:p>
          </table:table-cell>
          <table:table-cell office:value-type="float" office:value="45031" calcext:value-type="float">
            <text:p>450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018-06-28 01:23:12</text:p>
          </table:table-cell>
          <table:table-cell office:value-type="float" office:value="43056" calcext:value-type="float">
            <text:p>43056</text:p>
          </table:table-cell>
          <table:table-cell office:value-type="string" calcext:value-type="string">
            <text:p><text:s text:c="6"/>59.88</text:p>
          </table:table-cell>
          <table:table-cell office:value-type="float" office:value="8" calcext:value-type="float">
            <text:p>8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 text:c="6"/>719.04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744.87</text:p>
          </table:table-cell>
          <table:table-cell office:value-type="float" office:value="43056" calcext:value-type="float">
            <text:p>43056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47:39</text:p>
          </table:table-cell>
          <table:table-cell office:value-type="float" office:value="37632" calcext:value-type="float">
            <text:p>37632</text:p>
          </table:table-cell>
          <table:table-cell office:value-type="string" calcext:value-type="string">
            <text:p><text:s text:c="6"/>59.84</text:p>
          </table:table-cell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<text:s text:c="6"/>628.88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824.72</text:p>
          </table:table-cell>
          <table:table-cell office:value-type="float" office:value="37632" calcext:value-type="float">
            <text:p>3763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2018-06-28 01:29:12</text:p>
          </table:table-cell>
          <table:table-cell office:value-type="float" office:value="43068" calcext:value-type="float">
            <text:p>43068</text:p>
          </table:table-cell>
          <table:table-cell office:value-type="string" calcext:value-type="string">
            <text:p><text:s text:c="6"/>59.96</text:p>
          </table:table-cell>
          <table:table-cell office:value-type="float" office:value="8" calcext:value-type="float">
            <text:p>8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<text:s text:c="6"/>718.28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828.68</text:p>
          </table:table-cell>
          <table:table-cell office:value-type="float" office:value="43068" calcext:value-type="float">
            <text:p>43068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7 23:53:39</text:p>
          </table:table-cell>
          <table:table-cell office:value-type="float" office:value="43729" calcext:value-type="float">
            <text:p>43729</text:p>
          </table:table-cell>
          <table:table-cell office:value-type="string" calcext:value-type="string">
            <text:p><text:s text:c="6"/>59.89</text:p>
          </table:table-cell>
          <table:table-cell office:value-type="float" office:value="8" calcext:value-type="float">
            <text:p>8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<text:s text:c="6"/>730.16</text:p>
          </table:table-cell>
          <table:table-cell office:value-type="string" calcext:value-type="string">
            <text:p><text:s text:c="8"/>0.13</text:p>
          </table:table-cell>
          <table:table-cell office:value-type="string" calcext:value-type="string">
            <text:p><text:s text:c="6"/>917.18</text:p>
          </table:table-cell>
          <table:table-cell office:value-type="float" office:value="43729" calcext:value-type="float">
            <text:p>4372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018-06-28 01:35:12</text:p>
          </table:table-cell>
          <table:table-cell office:value-type="float" office:value="41224" calcext:value-type="float">
            <text:p>41224</text:p>
          </table:table-cell>
          <table:table-cell office:value-type="string" calcext:value-type="string">
            <text:p><text:s text:c="6"/>59.88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s text:c="6"/>688.44</text:p>
          </table:table-cell>
          <table:table-cell office:value-type="string" calcext:value-type="string">
            <text:p><text:s text:c="8"/>0.12</text:p>
          </table:table-cell>
          <table:table-cell office:value-type="string" calcext:value-type="string">
            <text:p><text:s text:c="6"/>908.15</text:p>
          </table:table-cell>
          <table:table-cell office:value-type="float" office:value="41224" calcext:value-type="float">
            <text:p>41224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0" table:number-rows-spanned="1">
            <text:p>Sem balanceador</text:p>
          </table:table-cell>
          <table:covered-table-cell table:number-columns-repeated="8" table:style-name="ce5"/>
          <table:covered-table-cell table:style-name="ce8"/>
          <table:table-cell table:style-name="ce1" office:value-type="string" calcext:value-type="string" table:number-columns-spanned="10" table:number-rows-spanned="1">
            <text:p>Sem ClickOS</text:p>
          </table:table-cell>
          <table:covered-table-cell table:number-columns-repeated="8" table:style-name="ce5"/>
          <table:covered-table-cell table:style-name="ce8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1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style-name="ce2" office:value-type="string" calcext:value-type="string" table:number-columns-spanned="10" table:number-rows-spanned="1">
            <text:p>CLIENTE 1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6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style-name="ce3" office:value-type="string" calcext:value-type="string">
            <text:p><text:s text:c="6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32:29</text:p>
          </table:table-cell>
          <table:table-cell office:value-type="float" office:value="63719" calcext:value-type="float">
            <text:p>63719</text:p>
          </table:table-cell>
          <table:table-cell office:value-type="string" calcext:value-type="string">
            <text:p><text:s text:c="6"/>59.69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5"/>1067.50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7"/>99.84</text:p>
          </table:table-cell>
          <table:table-cell office:value-type="float" office:value="63719" calcext:value-type="float">
            <text:p>63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34:15</text:p>
          </table:table-cell>
          <table:table-cell office:value-type="float" office:value="78159" calcext:value-type="float">
            <text:p>78159</text:p>
          </table:table-cell>
          <table:table-cell office:value-type="string" calcext:value-type="string">
            <text:p><text:s text:c="6"/>59.94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5"/>1303.95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7"/>99.73</text:p>
          </table:table-cell>
          <table:table-cell office:value-type="float" office:value="78159" calcext:value-type="float">
            <text:p>781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38:29</text:p>
          </table:table-cell>
          <table:table-cell office:value-type="float" office:value="62223" calcext:value-type="float">
            <text:p>62223</text:p>
          </table:table-cell>
          <table:table-cell office:value-type="string" calcext:value-type="string">
            <text:p><text:s text:c="6"/>59.97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5"/>1037.57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198.79</text:p>
          </table:table-cell>
          <table:table-cell office:value-type="float" office:value="62223" calcext:value-type="float">
            <text:p>62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40:15</text:p>
          </table:table-cell>
          <table:table-cell office:value-type="float" office:value="76102" calcext:value-type="float">
            <text:p>76102</text:p>
          </table:table-cell>
          <table:table-cell office:value-type="string" calcext:value-type="string">
            <text:p><text:s text:c="6"/>59.95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5"/>1269.42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6"/>198.59</text:p>
          </table:table-cell>
          <table:table-cell office:value-type="float" office:value="76102" calcext:value-type="float">
            <text:p>761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44:29</text:p>
          </table:table-cell>
          <table:table-cell office:value-type="float" office:value="62499" calcext:value-type="float">
            <text:p>62499</text:p>
          </table:table-cell>
          <table:table-cell office:value-type="string" calcext:value-type="string">
            <text:p><text:s text:c="6"/>59.95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5"/>1042.52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295.60</text:p>
          </table:table-cell>
          <table:table-cell office:value-type="float" office:value="62499" calcext:value-type="float">
            <text:p>62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46:15</text:p>
          </table:table-cell>
          <table:table-cell office:value-type="float" office:value="69550" calcext:value-type="float">
            <text:p>69550</text:p>
          </table:table-cell>
          <table:table-cell office:value-type="string" calcext:value-type="string">
            <text:p><text:s text:c="6"/>59.95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5"/>1160.13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292.44</text:p>
          </table:table-cell>
          <table:table-cell office:value-type="float" office:value="69550" calcext:value-type="float">
            <text:p>69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50:29</text:p>
          </table:table-cell>
          <table:table-cell office:value-type="float" office:value="64181" calcext:value-type="float">
            <text:p>64181</text:p>
          </table:table-cell>
          <table:table-cell office:value-type="string" calcext:value-type="string">
            <text:p><text:s text:c="6"/>59.94</text:p>
          </table:table-cell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5"/>1070.75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391.83</text:p>
          </table:table-cell>
          <table:table-cell office:value-type="float" office:value="64181" calcext:value-type="float">
            <text:p>64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52:15</text:p>
          </table:table-cell>
          <table:table-cell office:value-type="float" office:value="74632" calcext:value-type="float">
            <text:p>74632</text:p>
          </table:table-cell>
          <table:table-cell office:value-type="string" calcext:value-type="string">
            <text:p><text:s text:c="6"/>59.92</text:p>
          </table:table-cell>
          <table:table-cell office:value-type="float" office:value="14" calcext:value-type="float">
            <text:p>14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 text:c="5"/>1245.53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6"/>383.36</text:p>
          </table:table-cell>
          <table:table-cell office:value-type="float" office:value="74632" calcext:value-type="float">
            <text:p>7463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56:29</text:p>
          </table:table-cell>
          <table:table-cell office:value-type="float" office:value="55274" calcext:value-type="float">
            <text:p>55274</text:p>
          </table:table-cell>
          <table:table-cell office:value-type="string" calcext:value-type="string">
            <text:p><text:s text:c="6"/>59.99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6"/>921.39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480.26</text:p>
          </table:table-cell>
          <table:table-cell office:value-type="float" office:value="55274" calcext:value-type="float">
            <text:p>55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6-28 11:58:15</text:p>
          </table:table-cell>
          <table:table-cell office:value-type="float" office:value="72677" calcext:value-type="float">
            <text:p>72677</text:p>
          </table:table-cell>
          <table:table-cell office:value-type="string" calcext:value-type="string">
            <text:p><text:s text:c="6"/>59.91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 text:c="5"/>1213.10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476.15</text:p>
          </table:table-cell>
          <table:table-cell office:value-type="float" office:value="72677" calcext:value-type="float">
            <text:p>7267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02:29</text:p>
          </table:table-cell>
          <table:table-cell office:value-type="float" office:value="54220" calcext:value-type="float">
            <text:p>54220</text:p>
          </table:table-cell>
          <table:table-cell office:value-type="string" calcext:value-type="string">
            <text:p><text:s text:c="6"/>59.90</text:p>
          </table:table-cell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6"/>905.18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574.27</text:p>
          </table:table-cell>
          <table:table-cell office:value-type="float" office:value="54220" calcext:value-type="float">
            <text:p>542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6-28 12:04:15</text:p>
          </table:table-cell>
          <table:table-cell office:value-type="float" office:value="62432" calcext:value-type="float">
            <text:p>62432</text:p>
          </table:table-cell>
          <table:table-cell office:value-type="string" calcext:value-type="string">
            <text:p><text:s text:c="6"/>59.93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5"/>1041.75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558.04</text:p>
          </table:table-cell>
          <table:table-cell office:value-type="float" office:value="62432" calcext:value-type="float">
            <text:p>6243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08:29</text:p>
          </table:table-cell>
          <table:table-cell office:value-type="float" office:value="52570" calcext:value-type="float">
            <text:p>52570</text:p>
          </table:table-cell>
          <table:table-cell office:value-type="string" calcext:value-type="string">
            <text:p><text:s text:c="6"/>59.93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 text:c="6"/>877.19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652.20</text:p>
          </table:table-cell>
          <table:table-cell office:value-type="float" office:value="52570" calcext:value-type="float">
            <text:p>525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6-28 12:10:15</text:p>
          </table:table-cell>
          <table:table-cell office:value-type="float" office:value="53141" calcext:value-type="float">
            <text:p>53141</text:p>
          </table:table-cell>
          <table:table-cell office:value-type="string" calcext:value-type="string">
            <text:p><text:s text:c="6"/>59.8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6"/>887.31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651.04</text:p>
          </table:table-cell>
          <table:table-cell office:value-type="float" office:value="53141" calcext:value-type="float">
            <text:p>53141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14:29</text:p>
          </table:table-cell>
          <table:table-cell office:value-type="float" office:value="53885" calcext:value-type="float">
            <text:p>53885</text:p>
          </table:table-cell>
          <table:table-cell office:value-type="string" calcext:value-type="string">
            <text:p><text:s text:c="6"/>59.90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 text:c="6"/>899.58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739.08</text:p>
          </table:table-cell>
          <table:table-cell office:value-type="float" office:value="53885" calcext:value-type="float">
            <text:p>538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8 12:16:15</text:p>
          </table:table-cell>
          <table:table-cell office:value-type="float" office:value="66759" calcext:value-type="float">
            <text:p>66759</text:p>
          </table:table-cell>
          <table:table-cell office:value-type="string" calcext:value-type="string">
            <text:p><text:s text:c="6"/>59.87</text:p>
          </table:table-cell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5"/>1115.07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729.55</text:p>
          </table:table-cell>
          <table:table-cell office:value-type="float" office:value="66759" calcext:value-type="float">
            <text:p>6675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20:29</text:p>
          </table:table-cell>
          <table:table-cell office:value-type="float" office:value="53696" calcext:value-type="float">
            <text:p>53696</text:p>
          </table:table-cell>
          <table:table-cell office:value-type="string" calcext:value-type="string">
            <text:p><text:s text:c="6"/>60.00</text:p>
          </table:table-cell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 text:c="6"/>894.93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794.72</text:p>
          </table:table-cell>
          <table:table-cell office:value-type="float" office:value="53696" calcext:value-type="float">
            <text:p>5369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18-06-28 12:22:15</text:p>
          </table:table-cell>
          <table:table-cell office:value-type="float" office:value="68097" calcext:value-type="float">
            <text:p>68097</text:p>
          </table:table-cell>
          <table:table-cell office:value-type="string" calcext:value-type="string">
            <text:p><text:s text:c="6"/>59.91</text:p>
          </table:table-cell>
          <table:table-cell office:value-type="float" office:value="13" calcext:value-type="float">
            <text:p>13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5"/>1136.66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834.61</text:p>
          </table:table-cell>
          <table:table-cell office:value-type="float" office:value="68097" calcext:value-type="float">
            <text:p>6809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26:29</text:p>
          </table:table-cell>
          <table:table-cell office:value-type="float" office:value="48789" calcext:value-type="float">
            <text:p>48789</text:p>
          </table:table-cell>
          <table:table-cell office:value-type="string" calcext:value-type="string">
            <text:p><text:s text:c="6"/>59.85</text:p>
          </table:table-cell>
          <table:table-cell office:value-type="float" office:value="9" calcext:value-type="float">
            <text:p>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<text:s text:c="6"/>815.19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886.08</text:p>
          </table:table-cell>
          <table:table-cell office:value-type="float" office:value="48789" calcext:value-type="float">
            <text:p>4878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18-06-28 12:28:15</text:p>
          </table:table-cell>
          <table:table-cell office:value-type="float" office:value="67243" calcext:value-type="float">
            <text:p>67243</text:p>
          </table:table-cell>
          <table:table-cell office:value-type="string" calcext:value-type="string">
            <text:p><text:s text:c="6"/>59.85</text:p>
          </table:table-cell>
          <table:table-cell office:value-type="float" office:value="12" calcext:value-type="float">
            <text:p>1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 text:c="5"/>1123.53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868.95</text:p>
          </table:table-cell>
          <table:table-cell office:value-type="float" office:value="67243" calcext:value-type="float">
            <text:p>6724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2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style-name="ce2" office:value-type="string" calcext:value-type="string" table:number-columns-spanned="10" table:number-rows-spanned="1">
            <text:p>CLIENTE 2</text:p>
          </table:table-cell>
          <table:covered-table-cell table:number-columns-repeated="8"/>
          <table:covered-table-cell table:style-name="ce9"/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5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style-name="ce3" office:value-type="string" calcext:value-type="string">
            <text:p><text:s text:c="5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32:29</text:p>
          </table:table-cell>
          <table:table-cell office:value-type="float" office:value="63745" calcext:value-type="float">
            <text:p>63745</text:p>
          </table:table-cell>
          <table:table-cell office:value-type="string" calcext:value-type="string">
            <text:p><text:s text:c="6"/>59.69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5"/>1067.93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7"/>99.53</text:p>
          </table:table-cell>
          <table:table-cell office:value-type="float" office:value="63745" calcext:value-type="float">
            <text:p>63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34:15</text:p>
          </table:table-cell>
          <table:table-cell office:value-type="float" office:value="56038" calcext:value-type="float">
            <text:p>56038</text:p>
          </table:table-cell>
          <table:table-cell office:value-type="string" calcext:value-type="string">
            <text:p><text:s text:c="6"/>59.95</text:p>
          </table:table-cell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6"/>934.75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7"/>99.72</text:p>
          </table:table-cell>
          <table:table-cell office:value-type="float" office:value="56038" calcext:value-type="float">
            <text:p>560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38:29</text:p>
          </table:table-cell>
          <table:table-cell office:value-type="float" office:value="63101" calcext:value-type="float">
            <text:p>63101</text:p>
          </table:table-cell>
          <table:table-cell office:value-type="string" calcext:value-type="string">
            <text:p><text:s text:c="6"/>59.96</text:p>
          </table:table-cell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5"/>1052.38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198.64</text:p>
          </table:table-cell>
          <table:table-cell office:value-type="float" office:value="63101" calcext:value-type="float">
            <text:p>63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40:15</text:p>
          </table:table-cell>
          <table:table-cell office:value-type="float" office:value="75707" calcext:value-type="float">
            <text:p>75707</text:p>
          </table:table-cell>
          <table:table-cell office:value-type="string" calcext:value-type="string">
            <text:p><text:s text:c="6"/>59.94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5"/>1263.05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6"/>198.12</text:p>
          </table:table-cell>
          <table:table-cell office:value-type="float" office:value="75707" calcext:value-type="float">
            <text:p>757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44:29</text:p>
          </table:table-cell>
          <table:table-cell office:value-type="float" office:value="61909" calcext:value-type="float">
            <text:p>61909</text:p>
          </table:table-cell>
          <table:table-cell office:value-type="string" calcext:value-type="string">
            <text:p><text:s text:c="6"/>59.95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5"/>1032.68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295.57</text:p>
          </table:table-cell>
          <table:table-cell office:value-type="float" office:value="61909" calcext:value-type="float">
            <text:p>61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46:15</text:p>
          </table:table-cell>
          <table:table-cell office:value-type="float" office:value="68875" calcext:value-type="float">
            <text:p>68875</text:p>
          </table:table-cell>
          <table:table-cell office:value-type="string" calcext:value-type="string">
            <text:p><text:s text:c="6"/>59.96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5"/>1148.68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288.55</text:p>
          </table:table-cell>
          <table:table-cell office:value-type="float" office:value="68875" calcext:value-type="float">
            <text:p>688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50:29</text:p>
          </table:table-cell>
          <table:table-cell office:value-type="float" office:value="61202" calcext:value-type="float">
            <text:p>61202</text:p>
          </table:table-cell>
          <table:table-cell office:value-type="string" calcext:value-type="string">
            <text:p><text:s text:c="6"/>59.94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5"/>1021.05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387.62</text:p>
          </table:table-cell>
          <table:table-cell office:value-type="float" office:value="61202" calcext:value-type="float">
            <text:p>61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6-28 11:52:15</text:p>
          </table:table-cell>
          <table:table-cell office:value-type="float" office:value="73788" calcext:value-type="float">
            <text:p>73788</text:p>
          </table:table-cell>
          <table:table-cell office:value-type="string" calcext:value-type="string">
            <text:p><text:s text:c="6"/>59.94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5"/>1231.03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6"/>373.97</text:p>
          </table:table-cell>
          <table:table-cell office:value-type="float" office:value="73788" calcext:value-type="float">
            <text:p>7378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56:29</text:p>
          </table:table-cell>
          <table:table-cell office:value-type="float" office:value="54896" calcext:value-type="float">
            <text:p>54896</text:p>
          </table:table-cell>
          <table:table-cell office:value-type="string" calcext:value-type="string">
            <text:p><text:s text:c="6"/>60.00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6"/>914.93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472.50</text:p>
          </table:table-cell>
          <table:table-cell office:value-type="float" office:value="54896" calcext:value-type="float">
            <text:p>54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6-28 11:58:15</text:p>
          </table:table-cell>
          <table:table-cell office:value-type="float" office:value="71947" calcext:value-type="float">
            <text:p>71947</text:p>
          </table:table-cell>
          <table:table-cell office:value-type="string" calcext:value-type="string">
            <text:p><text:s text:c="6"/>59.9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5"/>1200.72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475.22</text:p>
          </table:table-cell>
          <table:table-cell office:value-type="float" office:value="71947" calcext:value-type="float">
            <text:p>7194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02:29</text:p>
          </table:table-cell>
          <table:table-cell office:value-type="float" office:value="52909" calcext:value-type="float">
            <text:p>52909</text:p>
          </table:table-cell>
          <table:table-cell office:value-type="string" calcext:value-type="string">
            <text:p><text:s text:c="6"/>59.85</text:p>
          </table:table-cell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6"/>884.03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556.01</text:p>
          </table:table-cell>
          <table:table-cell office:value-type="float" office:value="52909" calcext:value-type="float">
            <text:p>529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6-28 12:04:15</text:p>
          </table:table-cell>
          <table:table-cell office:value-type="float" office:value="62507" calcext:value-type="float">
            <text:p>62507</text:p>
          </table:table-cell>
          <table:table-cell office:value-type="string" calcext:value-type="string">
            <text:p><text:s text:c="6"/>59.92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5"/>1043.17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564.59</text:p>
          </table:table-cell>
          <table:table-cell office:value-type="float" office:value="62507" calcext:value-type="float">
            <text:p>625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08:29</text:p>
          </table:table-cell>
          <table:table-cell office:value-type="float" office:value="53483" calcext:value-type="float">
            <text:p>53483</text:p>
          </table:table-cell>
          <table:table-cell office:value-type="string" calcext:value-type="string">
            <text:p><text:s text:c="6"/>59.94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 text:c="6"/>892.28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660.56</text:p>
          </table:table-cell>
          <table:table-cell office:value-type="float" office:value="53483" calcext:value-type="float">
            <text:p>534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8-06-28 12:10:15</text:p>
          </table:table-cell>
          <table:table-cell office:value-type="float" office:value="52771" calcext:value-type="float">
            <text:p>52771</text:p>
          </table:table-cell>
          <table:table-cell office:value-type="string" calcext:value-type="string">
            <text:p><text:s text:c="6"/>59.8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6"/>881.43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640.62</text:p>
          </table:table-cell>
          <table:table-cell office:value-type="float" office:value="52771" calcext:value-type="float">
            <text:p>5277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14:29</text:p>
          </table:table-cell>
          <table:table-cell office:value-type="float" office:value="54116" calcext:value-type="float">
            <text:p>54116</text:p>
          </table:table-cell>
          <table:table-cell office:value-type="string" calcext:value-type="string">
            <text:p><text:s text:c="6"/>59.91</text:p>
          </table:table-cell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<text:s text:c="6"/>903.29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735.53</text:p>
          </table:table-cell>
          <table:table-cell office:value-type="float" office:value="54116" calcext:value-type="float">
            <text:p>54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6-28 12:16:15</text:p>
          </table:table-cell>
          <table:table-cell office:value-type="float" office:value="65779" calcext:value-type="float">
            <text:p>65779</text:p>
          </table:table-cell>
          <table:table-cell office:value-type="string" calcext:value-type="string">
            <text:p><text:s text:c="6"/>59.90</text:p>
          </table:table-cell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5"/>1098.15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713.36</text:p>
          </table:table-cell>
          <table:table-cell office:value-type="float" office:value="65779" calcext:value-type="float">
            <text:p>6577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20:29</text:p>
          </table:table-cell>
          <table:table-cell office:value-type="float" office:value="51218" calcext:value-type="float">
            <text:p>51218</text:p>
          </table:table-cell>
          <table:table-cell office:value-type="string" calcext:value-type="string">
            <text:p><text:s text:c="6"/>59.98</text:p>
          </table:table-cell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<text:s text:c="6"/>853.92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809.30</text:p>
          </table:table-cell>
          <table:table-cell office:value-type="float" office:value="51218" calcext:value-type="float">
            <text:p>512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8-06-28 12:22:15</text:p>
          </table:table-cell>
          <table:table-cell office:value-type="float" office:value="68588" calcext:value-type="float">
            <text:p>68588</text:p>
          </table:table-cell>
          <table:table-cell office:value-type="string" calcext:value-type="string">
            <text:p><text:s text:c="6"/>59.91</text:p>
          </table:table-cell>
          <table:table-cell office:value-type="float" office:value="13" calcext:value-type="float">
            <text:p>1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5"/>1144.85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793.85</text:p>
          </table:table-cell>
          <table:table-cell office:value-type="float" office:value="68588" calcext:value-type="float">
            <text:p>68588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26:29</text:p>
          </table:table-cell>
          <table:table-cell office:value-type="float" office:value="48649" calcext:value-type="float">
            <text:p>48649</text:p>
          </table:table-cell>
          <table:table-cell office:value-type="string" calcext:value-type="string">
            <text:p><text:s text:c="6"/>59.91</text:p>
          </table:table-cell>
          <table:table-cell office:value-type="float" office:value="9" calcext:value-type="float">
            <text:p>9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 text:c="6"/>812.03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844.84</text:p>
          </table:table-cell>
          <table:table-cell office:value-type="float" office:value="48649" calcext:value-type="float">
            <text:p>4864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18-06-28 12:28:15</text:p>
          </table:table-cell>
          <table:table-cell office:value-type="float" office:value="66723" calcext:value-type="float">
            <text:p>66723</text:p>
          </table:table-cell>
          <table:table-cell office:value-type="string" calcext:value-type="string">
            <text:p><text:s text:c="6"/>59.84</text:p>
          </table:table-cell>
          <table:table-cell office:value-type="float" office:value="12" calcext:value-type="float">
            <text:p>1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5"/>1115.02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883.02</text:p>
          </table:table-cell>
          <table:table-cell office:value-type="float" office:value="66723" calcext:value-type="float">
            <text:p>6672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0" table:number-rows-spanned="1">
            <text:p>CLIENTE 3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style-name="ce2" office:value-type="string" calcext:value-type="string" table:number-columns-spanned="10" table:number-rows-spanned="1">
            <text:p>CLIENTE 3</text:p>
          </table:table-cell>
          <table:covered-table-cell table:number-columns-repeated="3"/>
          <table:covered-table-cell table:style-name="Default"/>
          <table:covered-table-cell table:number-columns-repeated="4"/>
          <table:covered-table-cell table:style-name="ce9"/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6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style-name="ce3" office:value-type="string" calcext:value-type="string">
            <text:p><text:s text:c="6"/>Date &amp; Time</text:p>
          </table:table-cell>
          <table:table-cell table:style-name="ce3" office:value-type="string" calcext:value-type="string">
            <text:p><text:s text:c="2"/>Trans</text:p>
          </table:table-cell>
          <table:table-cell table:style-name="ce3" office:value-type="string" calcext:value-type="string">
            <text:p><text:s text:c="2"/>Elap Time</text:p>
          </table:table-cell>
          <table:table-cell table:style-name="ce3" office:value-type="string" calcext:value-type="string">
            <text:p><text:s text:c="2"/>Data Trans</text:p>
          </table:table-cell>
          <table:table-cell table:style-name="ce3" office:value-type="string" calcext:value-type="string">
            <text:p><text:s text:c="2"/>Resp Time</text:p>
          </table:table-cell>
          <table:table-cell table:style-name="ce3" office:value-type="string" calcext:value-type="string">
            <text:p><text:s text:c="2"/>Trans Rate</text:p>
          </table:table-cell>
          <table:table-cell table:style-name="ce3" office:value-type="string" calcext:value-type="string">
            <text:p><text:s text:c="2"/>Throughput</text:p>
          </table:table-cell>
          <table:table-cell table:style-name="ce3" office:value-type="string" calcext:value-type="string">
            <text:p><text:s text:c="2"/>Concurrent</text:p>
          </table:table-cell>
          <table:table-cell table:style-name="ce3" office:value-type="string" calcext:value-type="string">
            <text:p><text:s text:c="4"/>OKAY</text:p>
          </table:table-cell>
          <table:table-cell table:style-name="ce3" office:value-type="string" calcext:value-type="string">
            <text:p><text:s text:c="3"/>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32:29</text:p>
          </table:table-cell>
          <table:table-cell office:value-type="float" office:value="64068" calcext:value-type="float">
            <text:p>64068</text:p>
          </table:table-cell>
          <table:table-cell office:value-type="string" calcext:value-type="string">
            <text:p><text:s text:c="6"/>59.64</text:p>
          </table:table-cell>
          <table:table-cell office:value-type="float" office:value="12" calcext:value-type="float">
            <text:p>12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5"/>1074.25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7"/>99.63</text:p>
          </table:table-cell>
          <table:table-cell office:value-type="float" office:value="64068" calcext:value-type="float">
            <text:p>64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34:15</text:p>
          </table:table-cell>
          <table:table-cell office:value-type="float" office:value="56619" calcext:value-type="float">
            <text:p>56619</text:p>
          </table:table-cell>
          <table:table-cell office:value-type="string" calcext:value-type="string">
            <text:p><text:s text:c="6"/>59.94</text:p>
          </table:table-cell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6"/>944.59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7"/>99.80</text:p>
          </table:table-cell>
          <table:table-cell office:value-type="float" office:value="56619" calcext:value-type="float">
            <text:p>566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38:29</text:p>
          </table:table-cell>
          <table:table-cell office:value-type="float" office:value="63342" calcext:value-type="float">
            <text:p>63342</text:p>
          </table:table-cell>
          <table:table-cell office:value-type="string" calcext:value-type="string">
            <text:p><text:s text:c="6"/>59.97</text:p>
          </table:table-cell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5"/>1056.23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198.52</text:p>
          </table:table-cell>
          <table:table-cell office:value-type="float" office:value="63342" calcext:value-type="float">
            <text:p>63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40:15</text:p>
          </table:table-cell>
          <table:table-cell office:value-type="float" office:value="75804" calcext:value-type="float">
            <text:p>75804</text:p>
          </table:table-cell>
          <table:table-cell office:value-type="string" calcext:value-type="string">
            <text:p><text:s text:c="6"/>59.96</text:p>
          </table:table-cell>
          <table:table-cell office:value-type="float" office:value="14" calcext:value-type="float">
            <text:p>1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5"/>1264.24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6"/>197.14</text:p>
          </table:table-cell>
          <table:table-cell office:value-type="float" office:value="75804" calcext:value-type="float">
            <text:p>758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44:29</text:p>
          </table:table-cell>
          <table:table-cell office:value-type="float" office:value="60626" calcext:value-type="float">
            <text:p>60626</text:p>
          </table:table-cell>
          <table:table-cell office:value-type="string" calcext:value-type="string">
            <text:p><text:s text:c="6"/>59.96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5"/>1011.11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294.40</text:p>
          </table:table-cell>
          <table:table-cell office:value-type="float" office:value="60626" calcext:value-type="float">
            <text:p>60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46:15</text:p>
          </table:table-cell>
          <table:table-cell office:value-type="float" office:value="71459" calcext:value-type="float">
            <text:p>71459</text:p>
          </table:table-cell>
          <table:table-cell office:value-type="string" calcext:value-type="string">
            <text:p><text:s text:c="6"/>59.96</text:p>
          </table:table-cell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5"/>1191.78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294.38</text:p>
          </table:table-cell>
          <table:table-cell office:value-type="float" office:value="71459" calcext:value-type="float">
            <text:p>714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50:29</text:p>
          </table:table-cell>
          <table:table-cell office:value-type="float" office:value="61165" calcext:value-type="float">
            <text:p>61165</text:p>
          </table:table-cell>
          <table:table-cell office:value-type="string" calcext:value-type="string">
            <text:p><text:s text:c="6"/>59.96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5"/>1020.10</text:p>
          </table:table-cell>
          <table:table-cell office:value-type="string" calcext:value-type="string">
            <text:p><text:s text:c="8"/>0.18</text:p>
          </table:table-cell>
          <table:table-cell office:value-type="string" calcext:value-type="string">
            <text:p><text:s text:c="6"/>389.59</text:p>
          </table:table-cell>
          <table:table-cell office:value-type="float" office:value="61165" calcext:value-type="float">
            <text:p>61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28 11:52:15</text:p>
          </table:table-cell>
          <table:table-cell office:value-type="float" office:value="75152" calcext:value-type="float">
            <text:p>75152</text:p>
          </table:table-cell>
          <table:table-cell office:value-type="string" calcext:value-type="string">
            <text:p><text:s text:c="6"/>59.95</text:p>
          </table:table-cell>
          <table:table-cell office:value-type="float" office:value="14" calcext:value-type="float">
            <text:p>14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 text:c="5"/>1253.58</text:p>
          </table:table-cell>
          <table:table-cell office:value-type="string" calcext:value-type="string">
            <text:p><text:s text:c="8"/>0.23</text:p>
          </table:table-cell>
          <table:table-cell office:value-type="string" calcext:value-type="string">
            <text:p><text:s text:c="6"/>388.56</text:p>
          </table:table-cell>
          <table:table-cell office:value-type="float" office:value="75152" calcext:value-type="float">
            <text:p>751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0:56:29</text:p>
          </table:table-cell>
          <table:table-cell office:value-type="float" office:value="55159" calcext:value-type="float">
            <text:p>55159</text:p>
          </table:table-cell>
          <table:table-cell office:value-type="string" calcext:value-type="string">
            <text:p><text:s text:c="6"/>60.04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6"/>918.70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481.28</text:p>
          </table:table-cell>
          <table:table-cell office:value-type="float" office:value="55159" calcext:value-type="float">
            <text:p>55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6-28 11:58:15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<text:s text:c="6"/>59.91</text:p>
          </table:table-cell>
          <table:table-cell office:value-type="float" office:value="13" calcext:value-type="float">
            <text:p>13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5"/>1204.32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461.61</text:p>
          </table:table-cell>
          <table:table-cell office:value-type="float" office:value="72151" calcext:value-type="float">
            <text:p>7215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02:29</text:p>
          </table:table-cell>
          <table:table-cell office:value-type="float" office:value="52080" calcext:value-type="float">
            <text:p>52080</text:p>
          </table:table-cell>
          <table:table-cell office:value-type="string" calcext:value-type="string">
            <text:p><text:s text:c="6"/>59.79</text:p>
          </table:table-cell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6"/>871.05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563.34</text:p>
          </table:table-cell>
          <table:table-cell office:value-type="float" office:value="52080" calcext:value-type="float">
            <text:p>520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8-06-28 12:04:15</text:p>
          </table:table-cell>
          <table:table-cell office:value-type="float" office:value="63964" calcext:value-type="float">
            <text:p>63964</text:p>
          </table:table-cell>
          <table:table-cell office:value-type="string" calcext:value-type="string">
            <text:p><text:s text:c="6"/>59.95</text:p>
          </table:table-cell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5"/>1066.96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569.44</text:p>
          </table:table-cell>
          <table:table-cell office:value-type="float" office:value="63964" calcext:value-type="float">
            <text:p>639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08:29</text:p>
          </table:table-cell>
          <table:table-cell office:value-type="float" office:value="54401" calcext:value-type="float">
            <text:p>54401</text:p>
          </table:table-cell>
          <table:table-cell office:value-type="string" calcext:value-type="string">
            <text:p><text:s text:c="6"/>59.94</text:p>
          </table:table-cell>
          <table:table-cell office:value-type="float" office:value="10" calcext:value-type="float">
            <text:p>1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 text:c="6"/>907.59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646.27</text:p>
          </table:table-cell>
          <table:table-cell office:value-type="float" office:value="54401" calcext:value-type="float">
            <text:p>544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8-06-28 12:10:15</text:p>
          </table:table-cell>
          <table:table-cell office:value-type="float" office:value="52918" calcext:value-type="float">
            <text:p>52918</text:p>
          </table:table-cell>
          <table:table-cell office:value-type="string" calcext:value-type="string">
            <text:p><text:s text:c="6"/>59.89</text:p>
          </table:table-cell>
          <table:table-cell office:value-type="float" office:value="10" calcext:value-type="float">
            <text:p>10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 text:c="6"/>883.59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635.73</text:p>
          </table:table-cell>
          <table:table-cell office:value-type="float" office:value="52918" calcext:value-type="float">
            <text:p>5291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14:29</text:p>
          </table:table-cell>
          <table:table-cell office:value-type="float" office:value="53344" calcext:value-type="float">
            <text:p>53344</text:p>
          </table:table-cell>
          <table:table-cell office:value-type="string" calcext:value-type="string">
            <text:p><text:s text:c="6"/>59.83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 text:c="6"/>891.59</text:p>
          </table:table-cell>
          <table:table-cell office:value-type="string" calcext:value-type="string">
            <text:p><text:s text:c="8"/>0.17</text:p>
          </table:table-cell>
          <table:table-cell office:value-type="string" calcext:value-type="string">
            <text:p><text:s text:c="6"/>733.67</text:p>
          </table:table-cell>
          <table:table-cell office:value-type="float" office:value="53344" calcext:value-type="float">
            <text:p>533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6-28 12:16:15</text:p>
          </table:table-cell>
          <table:table-cell office:value-type="float" office:value="67087" calcext:value-type="float">
            <text:p>67087</text:p>
          </table:table-cell>
          <table:table-cell office:value-type="string" calcext:value-type="string">
            <text:p><text:s text:c="6"/>59.89</text:p>
          </table:table-cell>
          <table:table-cell office:value-type="float" office:value="12" calcext:value-type="float">
            <text:p>1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 text:c="5"/>1120.17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740.63</text:p>
          </table:table-cell>
          <table:table-cell office:value-type="float" office:value="67087" calcext:value-type="float">
            <text:p>6708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20:29</text:p>
          </table:table-cell>
          <table:table-cell office:value-type="float" office:value="51704" calcext:value-type="float">
            <text:p>51704</text:p>
          </table:table-cell>
          <table:table-cell office:value-type="string" calcext:value-type="string">
            <text:p><text:s text:c="6"/>60.00</text:p>
          </table:table-cell>
          <table:table-cell office:value-type="float" office:value="9" calcext:value-type="float">
            <text:p>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<text:s text:c="6"/>861.73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812.15</text:p>
          </table:table-cell>
          <table:table-cell office:value-type="float" office:value="51704" calcext:value-type="float">
            <text:p>517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18-06-28 12:22:15</text:p>
          </table:table-cell>
          <table:table-cell office:value-type="float" office:value="68423" calcext:value-type="float">
            <text:p>68423</text:p>
          </table:table-cell>
          <table:table-cell office:value-type="string" calcext:value-type="string">
            <text:p><text:s text:c="6"/>59.85</text:p>
          </table:table-cell>
          <table:table-cell office:value-type="float" office:value="13" calcext:value-type="float">
            <text:p>13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5"/>1143.24</text:p>
          </table:table-cell>
          <table:table-cell office:value-type="string" calcext:value-type="string">
            <text:p><text:s text:c="8"/>0.22</text:p>
          </table:table-cell>
          <table:table-cell office:value-type="string" calcext:value-type="string">
            <text:p><text:s text:c="6"/>831.99</text:p>
          </table:table-cell>
          <table:table-cell office:value-type="float" office:value="68423" calcext:value-type="float">
            <text:p>6842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28 11:26:29</text:p>
          </table:table-cell>
          <table:table-cell office:value-type="float" office:value="48344" calcext:value-type="float">
            <text:p>48344</text:p>
          </table:table-cell>
          <table:table-cell office:value-type="string" calcext:value-type="string">
            <text:p><text:s text:c="6"/>59.99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 text:c="6"/>805.87</text:p>
          </table:table-cell>
          <table:table-cell office:value-type="string" calcext:value-type="string">
            <text:p><text:s text:c="8"/>0.15</text:p>
          </table:table-cell>
          <table:table-cell office:value-type="string" calcext:value-type="string">
            <text:p><text:s text:c="6"/>862.25</text:p>
          </table:table-cell>
          <table:table-cell office:value-type="float" office:value="48344" calcext:value-type="float">
            <text:p>4834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18-06-28 12:28:15</text:p>
          </table:table-cell>
          <table:table-cell office:value-type="float" office:value="67052" calcext:value-type="float">
            <text:p>67052</text:p>
          </table:table-cell>
          <table:table-cell office:value-type="string" calcext:value-type="string">
            <text:p><text:s text:c="6"/>59.85</text:p>
          </table:table-cell>
          <table:table-cell office:value-type="float" office:value="12" calcext:value-type="float">
            <text:p>1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 text:c="5"/>1120.33</text:p>
          </table:table-cell>
          <table:table-cell office:value-type="string" calcext:value-type="string">
            <text:p><text:s text:c="8"/>0.20</text:p>
          </table:table-cell>
          <table:table-cell office:value-type="string" calcext:value-type="string">
            <text:p><text:s text:c="6"/>852.37</text:p>
          </table:table-cell>
          <table:table-cell office:value-type="float" office:value="67052" calcext:value-type="float">
            <text:p>67052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</table:table>
      <table:table table:name="filtered" table:style-name="ta1">
        <table:shapes>
          <draw:frame draw:z-index="0" draw:style-name="gr1" draw:text-style-name="P1" svg:width="248.06mm" svg:height="151.66mm" svg:x="207.59mm" svg:y="0mm">
            <loext:p draw:notify-on-update-of-ranges="filtered.A3:filtered.A12 filtered.C3:filtered.C12 filtered.G3:filtered.G12 filtered.C15:filtered.C24 filtered.G15:filtered.G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49.21mm" svg:height="152.36mm" svg:x="206.94mm" svg:y="153.82mm">
            <loext:p draw:notify-on-update-of-ranges="filtered.A3:filtered.A12 filtered.B3:filtered.B12 filtered.F3:filtered.F12 filtered.B15:filtered.B24 filtered.F15:filtered.F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49.21mm" svg:height="152.36mm" svg:x="456.89mm" svg:y="0mm">
            <loext:p draw:notify-on-update-of-ranges="filtered.A3:filtered.A12 filtered.D3:filtered.D12 filtered.H3:filtered.H12 filtered.D15:filtered.D24 filtered.H15:filtered.H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12"/>
        <table:table-column table:style-name="co4" table:number-columns-repeated="2" table:default-cell-style-name="Default"/>
        <table:table-column table:style-name="co4" table:default-cell-style-name="ce19"/>
        <table:table-column table:style-name="co2" table:default-cell-style-name="ce12"/>
        <table:table-column table:style-name="co2" table:number-columns-repeated="2" table:default-cell-style-name="Default"/>
        <table:table-column table:style-name="co2" table:default-cell-style-name="ce19"/>
        <table:table-column table:style-name="co2" table:number-columns-repeated="1016" table:default-cell-style-name="Default"/>
        <table:table-row table:style-name="ro1">
          <table:table-cell table:style-name="ce10" office:value-type="string" calcext:value-type="string" table:number-columns-spanned="4" table:number-rows-spanned="1">
            <text:p>Soma dos Clientes – Balanceador com Round Robin</text:p>
          </table:table-cell>
          <table:covered-table-cell table:number-columns-repeated="2" table:style-name="ce14"/>
          <table:covered-table-cell table:style-name="ce17"/>
          <table:table-cell table:style-name="ce10" office:value-type="string" calcext:value-type="string" table:number-columns-spanned="4" table:number-rows-spanned="1">
            <text:p>Soma dos Clientes – Balanceador com End IP de Origem</text:p>
          </table:table-cell>
          <table:covered-table-cell table:number-columns-repeated="2" table:style-name="ce14"/>
          <table:covered-table-cell table:style-name="ce17"/>
          <table:table-cell table:number-columns-repeated="1016"/>
        </table:table-row>
        <table:table-row table:style-name="ro1">
          <table:table-cell table:style-name="ce11" office:value-type="string" calcext:value-type="string">
            <text:p>Cli Simult</text:p>
          </table:table-cell>
          <table:table-cell table:style-name="ce15" office:value-type="string" calcext:value-type="string">
            <text:p><text:s/>Transações</text:p>
          </table:table-cell>
          <table:table-cell table:style-name="ce15" office:value-type="string" calcext:value-type="string">
            <text:p>Falhas</text:p>
          </table:table-cell>
          <table:table-cell table:style-name="ce18" office:value-type="string" calcext:value-type="string">
            <text:p>Tempo médio</text:p>
          </table:table-cell>
          <table:table-cell table:style-name="ce11" office:value-type="string" calcext:value-type="string">
            <text:p>Cli Simult</text:p>
          </table:table-cell>
          <table:table-cell table:style-name="ce15" office:value-type="string" calcext:value-type="string">
            <text:p><text:s/>Transações</text:p>
          </table:table-cell>
          <table:table-cell table:style-name="ce15" office:value-type="string" calcext:value-type="string">
            <text:p>Falhas</text:p>
          </table:table-cell>
          <table:table-cell table:style-name="ce18" office:value-type="string" calcext:value-type="string">
            <text:p>Tempo médio</text:p>
          </table:table-cell>
          <table:table-cell table:style-name="ce15"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unfiltered.B4]+[unfiltered.B16]+[unfiltered.B28]" office:value-type="float" office:value="149441" calcext:value-type="float">
            <text:p>149441</text:p>
          </table:table-cell>
          <table:table-cell table:formula="of:=[unfiltered.J4]+[unfiltered.J16]+[unfiltered.J28]" office:value-type="float" office:value="18" calcext:value-type="float">
            <text:p>18</text:p>
          </table:table-cell>
          <table:table-cell table:formula="of:=AVERAGE([unfiltered.E4];[unfiltered.E16];[unfiltered.E28])" office:value-type="float" office:value="0.12" calcext:value-type="float">
            <text:p>0,120</text:p>
          </table:table-cell>
          <table:table-cell office:value-type="float" office:value="300" calcext:value-type="float">
            <text:p>300</text:p>
          </table:table-cell>
          <table:table-cell table:formula="of:=[unfiltered.L4]+[unfiltered.L16]+[unfiltered.L28]" office:value-type="float" office:value="144893" calcext:value-type="float">
            <text:p>144893</text:p>
          </table:table-cell>
          <table:table-cell table:formula="of:=[unfiltered.T4]+[unfiltered.T16]+[unfiltered.T28]" office:value-type="float" office:value="13" calcext:value-type="float">
            <text:p>13</text:p>
          </table:table-cell>
          <table:table-cell table:formula="of:=AVERAGE([unfiltered.O4];[unfiltered.O16];[unfiltered.O28])" office:value-type="float" office:value="0.123333333333333" calcext:value-type="float">
            <text:p>0,123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unfiltered.B5]+[unfiltered.B17]+[unfiltered.B29]" office:value-type="float" office:value="141705" calcext:value-type="float">
            <text:p>141705</text:p>
          </table:table-cell>
          <table:table-cell table:formula="of:=[unfiltered.J5]+[unfiltered.J17]+[unfiltered.J29]" office:value-type="float" office:value="65" calcext:value-type="float">
            <text:p>65</text:p>
          </table:table-cell>
          <table:table-cell table:formula="of:=AVERAGE([unfiltered.E5];[unfiltered.E17];[unfiltered.E29])" office:value-type="float" office:value="0.25" calcext:value-type="float">
            <text:p>0,250</text:p>
          </table:table-cell>
          <table:table-cell office:value-type="float" office:value="600" calcext:value-type="float">
            <text:p>600</text:p>
          </table:table-cell>
          <table:table-cell table:formula="of:=[unfiltered.L5]+[unfiltered.L17]+[unfiltered.L29]" office:value-type="float" office:value="140553" calcext:value-type="float">
            <text:p>140553</text:p>
          </table:table-cell>
          <table:table-cell table:formula="of:=[unfiltered.T5]+[unfiltered.T17]+[unfiltered.T29]" office:value-type="float" office:value="60" calcext:value-type="float">
            <text:p>60</text:p>
          </table:table-cell>
          <table:table-cell table:formula="of:=AVERAGE([unfiltered.O5];[unfiltered.O17];[unfiltered.O29])" office:value-type="float" office:value="0.253333333333333" calcext:value-type="float">
            <text:p>0,253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unfiltered.B6]+[unfiltered.B18]+[unfiltered.B30]" office:value-type="float" office:value="142927" calcext:value-type="float">
            <text:p>142927</text:p>
          </table:table-cell>
          <table:table-cell table:formula="of:=[unfiltered.J6]+[unfiltered.J18]+[unfiltered.J30]" office:value-type="float" office:value="116" calcext:value-type="float">
            <text:p>116</text:p>
          </table:table-cell>
          <table:table-cell table:formula="of:=AVERAGE([unfiltered.E6];[unfiltered.E18];[unfiltered.E30])" office:value-type="float" office:value="0.37" calcext:value-type="float">
            <text:p>0,370</text:p>
          </table:table-cell>
          <table:table-cell office:value-type="float" office:value="900" calcext:value-type="float">
            <text:p>900</text:p>
          </table:table-cell>
          <table:table-cell table:formula="of:=[unfiltered.L6]+[unfiltered.L18]+[unfiltered.L30]" office:value-type="float" office:value="136090" calcext:value-type="float">
            <text:p>136090</text:p>
          </table:table-cell>
          <table:table-cell table:formula="of:=[unfiltered.T6]+[unfiltered.T18]+[unfiltered.T30]" office:value-type="float" office:value="107" calcext:value-type="float">
            <text:p>107</text:p>
          </table:table-cell>
          <table:table-cell table:formula="of:=AVERAGE([unfiltered.O6];[unfiltered.O18];[unfiltered.O30])" office:value-type="float" office:value="0.39" calcext:value-type="float">
            <text:p>0,390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unfiltered.B7]+[unfiltered.B19]+[unfiltered.B31]" office:value-type="float" office:value="141792" calcext:value-type="float">
            <text:p>141792</text:p>
          </table:table-cell>
          <table:table-cell table:formula="of:=[unfiltered.J7]+[unfiltered.J19]+[unfiltered.J31]" office:value-type="float" office:value="230" calcext:value-type="float">
            <text:p>230</text:p>
          </table:table-cell>
          <table:table-cell table:formula="of:=AVERAGE([unfiltered.E7];[unfiltered.E19];[unfiltered.E31])" office:value-type="float" office:value="0.49" calcext:value-type="float">
            <text:p>0,490</text:p>
          </table:table-cell>
          <table:table-cell office:value-type="float" office:value="1200" calcext:value-type="float">
            <text:p>1200</text:p>
          </table:table-cell>
          <table:table-cell table:formula="of:=[unfiltered.L7]+[unfiltered.L19]+[unfiltered.L31]" office:value-type="float" office:value="138577" calcext:value-type="float">
            <text:p>138577</text:p>
          </table:table-cell>
          <table:table-cell table:formula="of:=[unfiltered.T7]+[unfiltered.T19]+[unfiltered.T31]" office:value-type="float" office:value="182" calcext:value-type="float">
            <text:p>182</text:p>
          </table:table-cell>
          <table:table-cell table:formula="of:=AVERAGE([unfiltered.O7];[unfiltered.O19];[unfiltered.O31])" office:value-type="float" office:value="0.506666666666667" calcext:value-type="float">
            <text:p>0,507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unfiltered.B8]+[unfiltered.B20]+[unfiltered.B32]" office:value-type="float" office:value="141653" calcext:value-type="float">
            <text:p>141653</text:p>
          </table:table-cell>
          <table:table-cell table:formula="of:=[unfiltered.J8]+[unfiltered.J20]+[unfiltered.J32]" office:value-type="float" office:value="313" calcext:value-type="float">
            <text:p>313</text:p>
          </table:table-cell>
          <table:table-cell table:formula="of:=AVERAGE([unfiltered.E8];[unfiltered.E20];[unfiltered.E32])" office:value-type="float" office:value="0.613333333333333" calcext:value-type="float">
            <text:p>0,613</text:p>
          </table:table-cell>
          <table:table-cell office:value-type="float" office:value="1500" calcext:value-type="float">
            <text:p>1500</text:p>
          </table:table-cell>
          <table:table-cell table:formula="of:=[unfiltered.L8]+[unfiltered.L20]+[unfiltered.L32]" office:value-type="float" office:value="139052" calcext:value-type="float">
            <text:p>139052</text:p>
          </table:table-cell>
          <table:table-cell table:formula="of:=[unfiltered.T8]+[unfiltered.T20]+[unfiltered.T32]" office:value-type="float" office:value="341" calcext:value-type="float">
            <text:p>341</text:p>
          </table:table-cell>
          <table:table-cell table:formula="of:=AVERAGE([unfiltered.O8];[unfiltered.O20];[unfiltered.O32])" office:value-type="float" office:value="0.626666666666667" calcext:value-type="float">
            <text:p>0,627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unfiltered.B9]+[unfiltered.B21]+[unfiltered.B33]" office:value-type="float" office:value="136303" calcext:value-type="float">
            <text:p>136303</text:p>
          </table:table-cell>
          <table:table-cell table:formula="of:=[unfiltered.J9]+[unfiltered.J21]+[unfiltered.J33]" office:value-type="float" office:value="664" calcext:value-type="float">
            <text:p>664</text:p>
          </table:table-cell>
          <table:table-cell table:formula="of:=AVERAGE([unfiltered.E9];[unfiltered.E21];[unfiltered.E33])" office:value-type="float" office:value="0.753333333333333" calcext:value-type="float">
            <text:p>0,753</text:p>
          </table:table-cell>
          <table:table-cell office:value-type="float" office:value="1800" calcext:value-type="float">
            <text:p>1800</text:p>
          </table:table-cell>
          <table:table-cell table:formula="of:=[unfiltered.L9]+[unfiltered.L21]+[unfiltered.L33]" office:value-type="float" office:value="131830" calcext:value-type="float">
            <text:p>131830</text:p>
          </table:table-cell>
          <table:table-cell table:formula="of:=[unfiltered.T9]+[unfiltered.T21]+[unfiltered.T33]" office:value-type="float" office:value="516" calcext:value-type="float">
            <text:p>516</text:p>
          </table:table-cell>
          <table:table-cell table:formula="of:=AVERAGE([unfiltered.O9];[unfiltered.O21];[unfiltered.O33])" office:value-type="float" office:value="0.78" calcext:value-type="float">
            <text:p>0,780</text:p>
          </table:table-cell>
          <table:table-cell table:number-columns-repeated="1016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unfiltered.B10]+[unfiltered.B22]+[unfiltered.B34]" office:value-type="float" office:value="132390" calcext:value-type="float">
            <text:p>132390</text:p>
          </table:table-cell>
          <table:table-cell table:formula="of:=[unfiltered.J10]+[unfiltered.J22]+[unfiltered.J34]" office:value-type="float" office:value="661" calcext:value-type="float">
            <text:p>661</text:p>
          </table:table-cell>
          <table:table-cell table:formula="of:=AVERAGE([unfiltered.E10];[unfiltered.E22];[unfiltered.E34])" office:value-type="float" office:value="0.893333333333333" calcext:value-type="float">
            <text:p>0,893</text:p>
          </table:table-cell>
          <table:table-cell office:value-type="float" office:value="2100" calcext:value-type="float">
            <text:p>2100</text:p>
          </table:table-cell>
          <table:table-cell table:formula="of:=[unfiltered.L10]+[unfiltered.L22]+[unfiltered.L34]" office:value-type="float" office:value="116511" calcext:value-type="float">
            <text:p>116511</text:p>
          </table:table-cell>
          <table:table-cell table:formula="of:=[unfiltered.T10]+[unfiltered.T22]+[unfiltered.T34]" office:value-type="float" office:value="473" calcext:value-type="float">
            <text:p>473</text:p>
          </table:table-cell>
          <table:table-cell table:formula="of:=AVERAGE([unfiltered.O10];[unfiltered.O22];[unfiltered.O34])" office:value-type="float" office:value="1.00666666666667" calcext:value-type="float">
            <text:p>1,007</text:p>
          </table:table-cell>
          <table:table-cell table:number-columns-repeated="1016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unfiltered.B11]+[unfiltered.B23]+[unfiltered.B35]" office:value-type="float" office:value="130087" calcext:value-type="float">
            <text:p>130087</text:p>
          </table:table-cell>
          <table:table-cell table:formula="of:=[unfiltered.J11]+[unfiltered.J23]+[unfiltered.J35]" office:value-type="float" office:value="999" calcext:value-type="float">
            <text:p>999</text:p>
          </table:table-cell>
          <table:table-cell table:formula="of:=AVERAGE([unfiltered.E11];[unfiltered.E23];[unfiltered.E35])" office:value-type="float" office:value="1.02" calcext:value-type="float">
            <text:p>1,020</text:p>
          </table:table-cell>
          <table:table-cell office:value-type="float" office:value="2400" calcext:value-type="float">
            <text:p>2400</text:p>
          </table:table-cell>
          <table:table-cell table:formula="of:=[unfiltered.L11]+[unfiltered.L23]+[unfiltered.L35]" office:value-type="float" office:value="129667" calcext:value-type="float">
            <text:p>129667</text:p>
          </table:table-cell>
          <table:table-cell table:formula="of:=[unfiltered.T11]+[unfiltered.T23]+[unfiltered.T35]" office:value-type="float" office:value="757" calcext:value-type="float">
            <text:p>757</text:p>
          </table:table-cell>
          <table:table-cell table:formula="of:=AVERAGE([unfiltered.O11];[unfiltered.O23];[unfiltered.O35])" office:value-type="float" office:value="1.03" calcext:value-type="float">
            <text:p>1,030</text:p>
          </table:table-cell>
          <table:table-cell table:number-columns-repeated="1016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unfiltered.B12]+[unfiltered.B24]+[unfiltered.B36]" office:value-type="float" office:value="109214" calcext:value-type="float">
            <text:p>109214</text:p>
          </table:table-cell>
          <table:table-cell table:formula="of:=[unfiltered.J12]+[unfiltered.J24]+[unfiltered.J36]" office:value-type="float" office:value="1090" calcext:value-type="float">
            <text:p>1090</text:p>
          </table:table-cell>
          <table:table-cell table:formula="of:=AVERAGE([unfiltered.E12];[unfiltered.E24];[unfiltered.E36])" office:value-type="float" office:value="1.35" calcext:value-type="float">
            <text:p>1,350</text:p>
          </table:table-cell>
          <table:table-cell office:value-type="float" office:value="2700" calcext:value-type="float">
            <text:p>2700</text:p>
          </table:table-cell>
          <table:table-cell table:formula="of:=[unfiltered.L12]+[unfiltered.L24]+[unfiltered.L36]" office:value-type="float" office:value="128632" calcext:value-type="float">
            <text:p>128632</text:p>
          </table:table-cell>
          <table:table-cell table:formula="of:=[unfiltered.T12]+[unfiltered.T24]+[unfiltered.T36]" office:value-type="float" office:value="966" calcext:value-type="float">
            <text:p>966</text:p>
          </table:table-cell>
          <table:table-cell table:formula="of:=AVERAGE([unfiltered.O12];[unfiltered.O24];[unfiltered.O36])" office:value-type="float" office:value="1.16" calcext:value-type="float">
            <text:p>1,160</text:p>
          </table:table-cell>
          <table:table-cell table:number-columns-repeated="1016"/>
        </table:table-row>
        <table:table-row table:style-name="ro1">
          <table:table-cell table:style-name="ce13" office:value-type="float" office:value="3000" calcext:value-type="float">
            <text:p>3000</text:p>
          </table:table-cell>
          <table:table-cell table:style-name="ce16" table:formula="of:=[unfiltered.B13]+[unfiltered.B25]+[unfiltered.B37]" office:value-type="float" office:value="126978" calcext:value-type="float">
            <text:p>126978</text:p>
          </table:table-cell>
          <table:table-cell table:style-name="ce16" table:formula="of:=[unfiltered.J13]+[unfiltered.J25]+[unfiltered.J37]" office:value-type="float" office:value="906" calcext:value-type="float">
            <text:p>906</text:p>
          </table:table-cell>
          <table:table-cell table:formula="of:=AVERAGE([unfiltered.E13];[unfiltered.E25];[unfiltered.E37])" office:value-type="float" office:value="1.29" calcext:value-type="float">
            <text:p>1,29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6" table:formula="of:=[unfiltered.L13]+[unfiltered.L25]+[unfiltered.L37]" office:value-type="float" office:value="127750" calcext:value-type="float">
            <text:p>127750</text:p>
          </table:table-cell>
          <table:table-cell table:style-name="ce16" table:formula="of:=[unfiltered.T13]+[unfiltered.T25]+[unfiltered.T37]" office:value-type="float" office:value="1066" calcext:value-type="float">
            <text:p>1066</text:p>
          </table:table-cell>
          <table:table-cell table:formula="of:=AVERAGE([unfiltered.O13];[unfiltered.O25];[unfiltered.O37])" office:value-type="float" office:value="1.28666666666667" calcext:value-type="float">
            <text:p>1,287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4" table:number-rows-spanned="1">
            <text:p>Soma dos Clientes – Sem Balanceador</text:p>
          </table:table-cell>
          <table:covered-table-cell table:number-columns-repeated="2" table:style-name="ce14"/>
          <table:covered-table-cell table:style-name="ce17"/>
          <table:table-cell table:style-name="ce10" office:value-type="string" calcext:value-type="string" table:number-columns-spanned="4" table:number-rows-spanned="1">
            <text:p>Soma dos Clientes – Sem ClickOS</text:p>
          </table:table-cell>
          <table:covered-table-cell table:number-columns-repeated="2" table:style-name="ce14"/>
          <table:covered-table-cell table:style-name="ce17"/>
          <table:table-cell table:number-columns-repeated="1016"/>
        </table:table-row>
        <table:table-row table:style-name="ro1">
          <table:table-cell table:style-name="ce11" office:value-type="string" calcext:value-type="string">
            <text:p>Cli Simult</text:p>
          </table:table-cell>
          <table:table-cell table:style-name="ce15" office:value-type="string" calcext:value-type="string">
            <text:p><text:s/>Transações</text:p>
          </table:table-cell>
          <table:table-cell table:style-name="ce15" office:value-type="string" calcext:value-type="string">
            <text:p>Falhas</text:p>
          </table:table-cell>
          <table:table-cell table:style-name="ce18" office:value-type="string" calcext:value-type="string">
            <text:p>Tempo médio</text:p>
          </table:table-cell>
          <table:table-cell table:style-name="ce11" office:value-type="string" calcext:value-type="string">
            <text:p>Cli Simult</text:p>
          </table:table-cell>
          <table:table-cell table:style-name="ce15" office:value-type="string" calcext:value-type="string">
            <text:p><text:s/>Transações</text:p>
          </table:table-cell>
          <table:table-cell table:style-name="ce15" office:value-type="string" calcext:value-type="string">
            <text:p>Falhas</text:p>
          </table:table-cell>
          <table:table-cell table:style-name="ce18" office:value-type="string" calcext:value-type="string">
            <text:p>Tempo médio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unfiltered.B41]+[unfiltered.B53]+[unfiltered.B65]" office:value-type="float" office:value="191532" calcext:value-type="float">
            <text:p>191532</text:p>
          </table:table-cell>
          <table:table-cell table:formula="of:=[unfiltered.J41]+[unfiltered.J53]+[unfiltered.J65]" office:value-type="float" office:value="0" calcext:value-type="float">
            <text:p>0</text:p>
          </table:table-cell>
          <table:table-cell table:formula="of:=AVERAGE([unfiltered.E41];[unfiltered.E53];[unfiltered.E65])" office:value-type="float" office:value="0.09" calcext:value-type="float">
            <text:p>0,090</text:p>
          </table:table-cell>
          <table:table-cell office:value-type="float" office:value="300" calcext:value-type="float">
            <text:p>300</text:p>
          </table:table-cell>
          <table:table-cell table:formula="of:=[unfiltered.L41]+[unfiltered.L53]+[unfiltered.L65]" office:value-type="float" office:value="190816" calcext:value-type="float">
            <text:p>190816</text:p>
          </table:table-cell>
          <table:table-cell table:formula="of:=[unfiltered.T41]+[unfiltered.T53]+[unfiltered.T65]" office:value-type="float" office:value="0" calcext:value-type="float">
            <text:p>0</text:p>
          </table:table-cell>
          <table:table-cell table:formula="of:=AVERAGE([unfiltered.O41];[unfiltered.O53];[unfiltered.O65])" office:value-type="float" office:value="0.1" calcext:value-type="float">
            <text:p>0,100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unfiltered.B42]+[unfiltered.B54]+[unfiltered.B66]" office:value-type="float" office:value="188666" calcext:value-type="float">
            <text:p>188666</text:p>
          </table:table-cell>
          <table:table-cell table:formula="of:=[unfiltered.J42]+[unfiltered.J54]+[unfiltered.J66]" office:value-type="float" office:value="0" calcext:value-type="float">
            <text:p>0</text:p>
          </table:table-cell>
          <table:table-cell table:formula="of:=AVERAGE([unfiltered.E42];[unfiltered.E54];[unfiltered.E66])" office:value-type="float" office:value="0.19" calcext:value-type="float">
            <text:p>0,190</text:p>
          </table:table-cell>
          <table:table-cell office:value-type="float" office:value="600" calcext:value-type="float">
            <text:p>600</text:p>
          </table:table-cell>
          <table:table-cell table:formula="of:=[unfiltered.L42]+[unfiltered.L54]+[unfiltered.L66]" office:value-type="float" office:value="227613" calcext:value-type="float">
            <text:p>227613</text:p>
          </table:table-cell>
          <table:table-cell table:formula="of:=[unfiltered.T42]+[unfiltered.T54]+[unfiltered.T66]" office:value-type="float" office:value="0" calcext:value-type="float">
            <text:p>0</text:p>
          </table:table-cell>
          <table:table-cell table:formula="of:=AVERAGE([unfiltered.O42];[unfiltered.O54];[unfiltered.O66])" office:value-type="float" office:value="0.16" calcext:value-type="float">
            <text:p>0,160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unfiltered.B43]+[unfiltered.B55]+[unfiltered.B67]" office:value-type="float" office:value="185034" calcext:value-type="float">
            <text:p>185034</text:p>
          </table:table-cell>
          <table:table-cell table:formula="of:=[unfiltered.J43]+[unfiltered.J55]+[unfiltered.J67]" office:value-type="float" office:value="0" calcext:value-type="float">
            <text:p>0</text:p>
          </table:table-cell>
          <table:table-cell table:formula="of:=AVERAGE([unfiltered.E43];[unfiltered.E55];[unfiltered.E67])" office:value-type="float" office:value="0.286666666666667" calcext:value-type="float">
            <text:p>0,287</text:p>
          </table:table-cell>
          <table:table-cell office:value-type="float" office:value="900" calcext:value-type="float">
            <text:p>900</text:p>
          </table:table-cell>
          <table:table-cell table:formula="of:=[unfiltered.L43]+[unfiltered.L55]+[unfiltered.L67]" office:value-type="float" office:value="209884" calcext:value-type="float">
            <text:p>209884</text:p>
          </table:table-cell>
          <table:table-cell table:formula="of:=[unfiltered.T43]+[unfiltered.T55]+[unfiltered.T67]" office:value-type="float" office:value="8" calcext:value-type="float">
            <text:p>8</text:p>
          </table:table-cell>
          <table:table-cell table:formula="of:=AVERAGE([unfiltered.O43];[unfiltered.O55];[unfiltered.O67])" office:value-type="float" office:value="0.25" calcext:value-type="float">
            <text:p>0,250</text:p>
          </table:table-cell>
          <table:table-cell table:number-columns-repeated="101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unfiltered.B44]+[unfiltered.B56]+[unfiltered.B68]" office:value-type="float" office:value="186548" calcext:value-type="float">
            <text:p>186548</text:p>
          </table:table-cell>
          <table:table-cell table:formula="of:=[unfiltered.J44]+[unfiltered.J56]+[unfiltered.J68]" office:value-type="float" office:value="5" calcext:value-type="float">
            <text:p>5</text:p>
          </table:table-cell>
          <table:table-cell table:formula="of:=AVERAGE([unfiltered.E44];[unfiltered.E56];[unfiltered.E68])" office:value-type="float" office:value="0.376666666666667" calcext:value-type="float">
            <text:p>0,377</text:p>
          </table:table-cell>
          <table:table-cell office:value-type="float" office:value="1200" calcext:value-type="float">
            <text:p>1200</text:p>
          </table:table-cell>
          <table:table-cell table:formula="of:=[unfiltered.L44]+[unfiltered.L56]+[unfiltered.L68]" office:value-type="float" office:value="223572" calcext:value-type="float">
            <text:p>223572</text:p>
          </table:table-cell>
          <table:table-cell table:formula="of:=[unfiltered.T44]+[unfiltered.T56]+[unfiltered.T68]" office:value-type="float" office:value="43" calcext:value-type="float">
            <text:p>43</text:p>
          </table:table-cell>
          <table:table-cell table:formula="of:=AVERAGE([unfiltered.O44];[unfiltered.O56];[unfiltered.O68])" office:value-type="float" office:value="0.306666666666667" calcext:value-type="float">
            <text:p>0,307</text:p>
          </table:table-cell>
          <table:table-cell table:number-columns-repeated="101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unfiltered.B45]+[unfiltered.B57]+[unfiltered.B69]" office:value-type="float" office:value="165329" calcext:value-type="float">
            <text:p>165329</text:p>
          </table:table-cell>
          <table:table-cell table:formula="of:=[unfiltered.J45]+[unfiltered.J57]+[unfiltered.J69]" office:value-type="float" office:value="7" calcext:value-type="float">
            <text:p>7</text:p>
          </table:table-cell>
          <table:table-cell table:formula="of:=AVERAGE([unfiltered.E45];[unfiltered.E57];[unfiltered.E69])" office:value-type="float" office:value="0.52" calcext:value-type="float">
            <text:p>0,520</text:p>
          </table:table-cell>
          <table:table-cell office:value-type="float" office:value="1500" calcext:value-type="float">
            <text:p>1500</text:p>
          </table:table-cell>
          <table:table-cell table:formula="of:=[unfiltered.L45]+[unfiltered.L57]+[unfiltered.L69]" office:value-type="float" office:value="216775" calcext:value-type="float">
            <text:p>216775</text:p>
          </table:table-cell>
          <table:table-cell table:formula="of:=[unfiltered.T45]+[unfiltered.T57]+[unfiltered.T69]" office:value-type="float" office:value="51" calcext:value-type="float">
            <text:p>51</text:p>
          </table:table-cell>
          <table:table-cell table:formula="of:=AVERAGE([unfiltered.O45];[unfiltered.O57];[unfiltered.O69])" office:value-type="float" office:value="0.39" calcext:value-type="float">
            <text:p>0,390</text:p>
          </table:table-cell>
          <table:table-cell table:number-columns-repeated="101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unfiltered.B46]+[unfiltered.B58]+[unfiltered.B70]" office:value-type="float" office:value="159209" calcext:value-type="float">
            <text:p>159209</text:p>
          </table:table-cell>
          <table:table-cell table:formula="of:=[unfiltered.J46]+[unfiltered.J58]+[unfiltered.J70]" office:value-type="float" office:value="46" calcext:value-type="float">
            <text:p>46</text:p>
          </table:table-cell>
          <table:table-cell table:formula="of:=AVERAGE([unfiltered.E46];[unfiltered.E58];[unfiltered.E70])" office:value-type="float" office:value="0.636666666666667" calcext:value-type="float">
            <text:p>0,637</text:p>
          </table:table-cell>
          <table:table-cell office:value-type="float" office:value="1800" calcext:value-type="float">
            <text:p>1800</text:p>
          </table:table-cell>
          <table:table-cell table:formula="of:=[unfiltered.L46]+[unfiltered.L58]+[unfiltered.L70]" office:value-type="float" office:value="188903" calcext:value-type="float">
            <text:p>188903</text:p>
          </table:table-cell>
          <table:table-cell table:formula="of:=[unfiltered.T46]+[unfiltered.T58]+[unfiltered.T70]" office:value-type="float" office:value="90" calcext:value-type="float">
            <text:p>90</text:p>
          </table:table-cell>
          <table:table-cell table:formula="of:=AVERAGE([unfiltered.O46];[unfiltered.O58];[unfiltered.O70])" office:value-type="float" office:value="0.536666666666667" calcext:value-type="float">
            <text:p>0,537</text:p>
          </table:table-cell>
          <table:table-cell table:number-columns-repeated="1016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unfiltered.B47]+[unfiltered.B59]+[unfiltered.B71]" office:value-type="float" office:value="160454" calcext:value-type="float">
            <text:p>160454</text:p>
          </table:table-cell>
          <table:table-cell table:formula="of:=[unfiltered.J47]+[unfiltered.J59]+[unfiltered.J71]" office:value-type="float" office:value="53" calcext:value-type="float">
            <text:p>53</text:p>
          </table:table-cell>
          <table:table-cell table:formula="of:=AVERAGE([unfiltered.E47];[unfiltered.E59];[unfiltered.E71])" office:value-type="float" office:value="0.73" calcext:value-type="float">
            <text:p>0,730</text:p>
          </table:table-cell>
          <table:table-cell office:value-type="float" office:value="2100" calcext:value-type="float">
            <text:p>2100</text:p>
          </table:table-cell>
          <table:table-cell table:formula="of:=[unfiltered.L47]+[unfiltered.L59]+[unfiltered.L71]" office:value-type="float" office:value="158830" calcext:value-type="float">
            <text:p>158830</text:p>
          </table:table-cell>
          <table:table-cell table:formula="of:=[unfiltered.T47]+[unfiltered.T59]+[unfiltered.T71]" office:value-type="float" office:value="120" calcext:value-type="float">
            <text:p>120</text:p>
          </table:table-cell>
          <table:table-cell table:formula="of:=AVERAGE([unfiltered.O47];[unfiltered.O59];[unfiltered.O71])" office:value-type="float" office:value="0.726666666666667" calcext:value-type="float">
            <text:p>0,727</text:p>
          </table:table-cell>
          <table:table-cell table:number-columns-repeated="1016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unfiltered.B48]+[unfiltered.B60]+[unfiltered.B72]" office:value-type="float" office:value="161345" calcext:value-type="float">
            <text:p>161345</text:p>
          </table:table-cell>
          <table:table-cell table:formula="of:=[unfiltered.J48]+[unfiltered.J60]+[unfiltered.J72]" office:value-type="float" office:value="74" calcext:value-type="float">
            <text:p>74</text:p>
          </table:table-cell>
          <table:table-cell table:formula="of:=AVERAGE([unfiltered.E48];[unfiltered.E60];[unfiltered.E72])" office:value-type="float" office:value="0.816666666666667" calcext:value-type="float">
            <text:p>0,817</text:p>
          </table:table-cell>
          <table:table-cell office:value-type="float" office:value="2400" calcext:value-type="float">
            <text:p>2400</text:p>
          </table:table-cell>
          <table:table-cell table:formula="of:=[unfiltered.L48]+[unfiltered.L60]+[unfiltered.L72]" office:value-type="float" office:value="199625" calcext:value-type="float">
            <text:p>199625</text:p>
          </table:table-cell>
          <table:table-cell table:formula="of:=[unfiltered.T48]+[unfiltered.T60]+[unfiltered.T72]" office:value-type="float" office:value="126" calcext:value-type="float">
            <text:p>126</text:p>
          </table:table-cell>
          <table:table-cell table:formula="of:=AVERAGE([unfiltered.O48];[unfiltered.O60];[unfiltered.O72])" office:value-type="float" office:value="0.653333333333333" calcext:value-type="float">
            <text:p>0,653</text:p>
          </table:table-cell>
          <table:table-cell table:number-columns-repeated="1016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unfiltered.B49]+[unfiltered.B61]+[unfiltered.B73]" office:value-type="float" office:value="156618" calcext:value-type="float">
            <text:p>156618</text:p>
          </table:table-cell>
          <table:table-cell table:formula="of:=[unfiltered.J49]+[unfiltered.J61]+[unfiltered.J73]" office:value-type="float" office:value="203" calcext:value-type="float">
            <text:p>203</text:p>
          </table:table-cell>
          <table:table-cell table:formula="of:=AVERAGE([unfiltered.E49];[unfiltered.E61];[unfiltered.E73])" office:value-type="float" office:value="0.926666666666667" calcext:value-type="float">
            <text:p>0,927</text:p>
          </table:table-cell>
          <table:table-cell office:value-type="float" office:value="2700" calcext:value-type="float">
            <text:p>2700</text:p>
          </table:table-cell>
          <table:table-cell table:formula="of:=[unfiltered.L49]+[unfiltered.L61]+[unfiltered.L73]" office:value-type="float" office:value="205108" calcext:value-type="float">
            <text:p>205108</text:p>
          </table:table-cell>
          <table:table-cell table:formula="of:=[unfiltered.T49]+[unfiltered.T61]+[unfiltered.T73]" office:value-type="float" office:value="90" calcext:value-type="float">
            <text:p>90</text:p>
          </table:table-cell>
          <table:table-cell table:formula="of:=AVERAGE([unfiltered.O49];[unfiltered.O61];[unfiltered.O73])" office:value-type="float" office:value="0.716666666666667" calcext:value-type="float">
            <text:p>0,717</text:p>
          </table:table-cell>
          <table:table-cell table:number-columns-repeated="1016"/>
        </table:table-row>
        <table:table-row table:style-name="ro1">
          <table:table-cell table:style-name="ce13" office:value-type="float" office:value="3000" calcext:value-type="float">
            <text:p>3000</text:p>
          </table:table-cell>
          <table:table-cell table:style-name="ce16" table:formula="of:=[unfiltered.B50]+[unfiltered.B62]+[unfiltered.B74]" office:value-type="float" office:value="145782" calcext:value-type="float">
            <text:p>145782</text:p>
          </table:table-cell>
          <table:table-cell table:style-name="ce16" table:formula="of:=[unfiltered.J50]+[unfiltered.J62]+[unfiltered.J74]" office:value-type="float" office:value="306" calcext:value-type="float">
            <text:p>306</text:p>
          </table:table-cell>
          <table:table-cell table:formula="of:=AVERAGE([unfiltered.E50];[unfiltered.E62];[unfiltered.E74])" office:value-type="float" office:value="1.06666666666667" calcext:value-type="float">
            <text:p>1,067</text:p>
          </table:table-cell>
          <table:table-cell table:style-name="ce13" office:value-type="float" office:value="3000" calcext:value-type="float">
            <text:p>3000</text:p>
          </table:table-cell>
          <table:table-cell table:style-name="ce16" table:formula="of:=[unfiltered.L50]+[unfiltered.L62]+[unfiltered.L74]" office:value-type="float" office:value="201018" calcext:value-type="float">
            <text:p>201018</text:p>
          </table:table-cell>
          <table:table-cell table:style-name="ce16" table:formula="of:=[unfiltered.T50]+[unfiltered.T62]+[unfiltered.T74]" office:value-type="float" office:value="256" calcext:value-type="float">
            <text:p>256</text:p>
          </table:table-cell>
          <table:table-cell table:formula="of:=AVERAGE([unfiltered.O50];[unfiltered.O62];[unfiltered.O74])" office:value-type="float" office:value="0.773333333333333" calcext:value-type="float">
            <text:p>0,773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filtered.C129:filtered.K25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8:07:52.9983260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6:09:20.235307853</meta:creation-date>
    <meta:generator>LibreOffice/5.2.7.2$Linux_X86_64 LibreOffice_project/20m0$Build-2</meta:generator>
    <dc:date>2018-06-29T10:29:52.981634263</dc:date>
    <meta:editing-duration>PT19H7M45S</meta:editing-duration>
    <meta:editing-cycles>29</meta:editing-cycles>
    <meta:document-statistic meta:table-count="2" meta:cell-count="151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maximum="1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22cm" svg:height="15.237cm" xlink:href=".." xlink:type="simple" chart:class="chart:line" chart:style-name="ch1">
        <chart:legend chart:legend-position="top" svg:x="8.622cm" svg:y="0.185cm" style:legend-expansion="wide" chart:style-name="ch2"/>
        <chart:plot-area chart:style-name="ch3" table:cell-range-address="filtered.A3:filtered.A12 filtered.D3:filtered.D12 filtered.H3:filtered.H12 filtered.D15:filtered.D24 filtered.H15:filtered.H24" chart:data-source-has-labels="both" svg:x="0.787cm" svg:y="0.688cm" svg:width="23.889cm" svg:height="14.327cm">
          <chartooo:coordinate-region svg:x="1.94cm" svg:y="0.906cm" svg:width="22.333cm" svg:height="13.425cm"/>
          <chart:axis chart:dimension="x" chart:name="primary-x" chart:style-name="ch4" chartooo:axis-type="auto">
            <chartooo:date-scale/>
            <chart:title svg:x="22.433cm" svg:y="14.611cm" chart:style-name="ch5">
              <text:p>clientes</text:p>
            </chart:title>
            <chart:categories table:cell-range-address="filtered.A3:filtered.A12"/>
          </chart:axis>
          <chart:axis chart:dimension="y" chart:name="primary-y" chart:style-name="ch6">
            <chart:title svg:x="0cm" svg:y="2.456cm" chart:style-name="ch7">
              <text:p>segundos</text:p>
            </chart:title>
            <chart:grid chart:style-name="ch8" chart:class="major"/>
          </chart:axis>
          <chart:series chart:style-name="ch9" chart:values-cell-range-address="filtered.D3:filtered.D12" loext:label-string="rr" chart:class="chart:line">
            <chart:data-point chart:repeated="10"/>
          </chart:series>
          <chart:series chart:style-name="ch10" chart:values-cell-range-address="filtered.H3:filtered.H12" loext:label-string="end_ip" chart:class="chart:line">
            <chart:data-point chart:repeated="10"/>
          </chart:series>
          <chart:series chart:style-name="ch11" chart:values-cell-range-address="filtered.D15:filtered.D24" loext:label-string="s_bc" chart:class="chart:line">
            <chart:data-point chart:repeated="10"/>
          </chart:series>
          <chart:series chart:style-name="ch12" chart:values-cell-range-address="filtered.H15:filtered.H24" loext:label-string="s_cos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0.12">
                <text:p>0.12</text:p>
                <draw:g>
                  <svg:desc>filtered.D3:filtered.D12</svg:desc>
                </draw:g>
              </table:table-cell>
              <table:table-cell office:value-type="float" office:value="0.123333333333333">
                <text:p>0.123333333333333</text:p>
                <draw:g>
                  <svg:desc>filtered.H3:filtered.H12</svg:desc>
                </draw:g>
              </table:table-cell>
              <table:table-cell office:value-type="float" office:value="0.09">
                <text:p>0.09</text:p>
                <draw:g>
                  <svg:desc>filtered.D15:filtered.D24</svg:desc>
                </draw:g>
              </table:table-cell>
              <table:table-cell office:value-type="float" office:value="0.1">
                <text:p>0.1</text:p>
                <draw:g>
                  <svg:desc>filtered.H15:filtered.H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5">
                <text:p>0.25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7">
                <text:p>0.37</text:p>
              </table:table-cell>
              <table:table-cell office:value-type="float" office:value="0.39">
                <text:p>0.39</text:p>
              </table:table-cell>
              <table:table-cell office:value-type="float" office:value="0.286666666666667">
                <text:p>0.2866666666666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49">
                <text:p>0.49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376666666666667">
                <text:p>0.376666666666667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0.52">
                <text:p>0.5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.78">
                <text:p>0.78</text:p>
              </table:table-cell>
              <table:table-cell office:value-type="float" office:value="0.636666666666667">
                <text:p>0.636666666666667</text:p>
              </table:table-cell>
              <table:table-cell office:value-type="float" office:value="0.536666666666667">
                <text:p>0.53666666666666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0.73">
                <text:p>0.73</text:p>
              </table:table-cell>
              <table:table-cell office:value-type="float" office:value="0.726666666666667">
                <text:p>0.72666666666666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02">
                <text:p>1.02</text:p>
              </table:table-cell>
              <table:table-cell office:value-type="float" office:value="1.03">
                <text:p>1.03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653333333333333">
                <text:p>0.65333333333333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35">
                <text:p>1.35</text:p>
              </table:table-cell>
              <table:table-cell office:value-type="float" office:value="1.16">
                <text:p>1.16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29">
                <text:p>1.29</text:p>
              </table:table-cell>
              <table:table-cell office:value-type="float" office:value="1.28666666666667">
                <text:p>1.28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773333333333333">
                <text:p>0.77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07cm" svg:height="15.167cm" xlink:href=".." xlink:type="simple" chart:class="chart:line" chart:style-name="ch1">
        <chart:legend chart:legend-position="top" svg:x="8.564cm" svg:y="0.185cm" style:legend-expansion="wide" chart:style-name="ch2"/>
        <chart:plot-area chart:style-name="ch3" table:cell-range-address="filtered.A3:filtered.A12 filtered.C3:filtered.C12 filtered.G3:filtered.G12 filtered.C15:filtered.C24 filtered.G15:filtered.G24" chart:data-source-has-labels="both" svg:x="0.216cm" svg:y="0.687cm" svg:width="24.491cm" svg:height="14.452cm">
          <chartooo:coordinate-region svg:x="1.269cm" svg:y="0.905cm" svg:width="23.036cm" svg:height="13.55cm"/>
          <chart:axis chart:dimension="x" chart:name="primary-x" chart:style-name="ch4" chartooo:axis-type="auto">
            <chartooo:date-scale/>
            <chart:title svg:x="1.775cm" svg:y="14.541cm" chart:style-name="ch5">
              <text:p>clientes</text:p>
            </chart:title>
            <chart:categories table:cell-range-address="filtered.A3:filtered.A12"/>
          </chart:axis>
          <chart:axis chart:dimension="y" chart:name="primary-y" chart:style-name="ch6">
            <chart:title svg:x="0cm" svg:y="14.555cm" chart:style-name="ch7">
              <text:p>erros</text:p>
            </chart:title>
            <chart:grid chart:style-name="ch8" chart:class="major"/>
          </chart:axis>
          <chart:series chart:style-name="ch9" chart:values-cell-range-address="filtered.C3:filtered.C12" loext:label-string="rr" chart:class="chart:line">
            <chart:data-point chart:repeated="10"/>
          </chart:series>
          <chart:series chart:style-name="ch10" chart:values-cell-range-address="filtered.G3:filtered.G12" loext:label-string="end_ip" chart:class="chart:line">
            <chart:data-point chart:repeated="10"/>
          </chart:series>
          <chart:series chart:style-name="ch11" chart:values-cell-range-address="filtered.C15:filtered.C24" loext:label-string="s_bc" chart:class="chart:line">
            <chart:data-point chart:repeated="10"/>
          </chart:series>
          <chart:series chart:style-name="ch12" chart:values-cell-range-address="filtered.G15:filtered.G24" loext:label-string="s_cos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18">
                <text:p>18</text:p>
                <draw:g>
                  <svg:desc>filtered.C3:filtered.C12</svg:desc>
                </draw:g>
              </table:table-cell>
              <table:table-cell office:value-type="float" office:value="13">
                <text:p>13</text:p>
                <draw:g>
                  <svg:desc>filtered.G3:filtered.G12</svg:desc>
                </draw:g>
              </table:table-cell>
              <table:table-cell office:value-type="float" office:value="0">
                <text:p>0</text:p>
                <draw:g>
                  <svg:desc>filtered.C15:filtered.C24</svg:desc>
                </draw:g>
              </table:table-cell>
              <table:table-cell office:value-type="float" office:value="0">
                <text:p>0</text:p>
                <draw:g>
                  <svg:desc>filtered.G15:filtered.G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16">
                <text:p>116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30">
                <text:p>230</text:p>
              </table:table-cell>
              <table:table-cell office:value-type="float" office:value="182">
                <text:p>18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13">
                <text:p>313</text:p>
              </table:table-cell>
              <table:table-cell office:value-type="float" office:value="341">
                <text:p>341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664">
                <text:p>664</text:p>
              </table:table-cell>
              <table:table-cell office:value-type="float" office:value="516">
                <text:p>516</text:p>
              </table:table-cell>
              <table:table-cell office:value-type="float" office:value="46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61">
                <text:p>661</text:p>
              </table:table-cell>
              <table:table-cell office:value-type="float" office:value="473">
                <text:p>473</text:p>
              </table:table-cell>
              <table:table-cell office:value-type="float" office:value="53">
                <text:p>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999">
                <text:p>999</text:p>
              </table:table-cell>
              <table:table-cell office:value-type="float" office:value="757">
                <text:p>757</text:p>
              </table:table-cell>
              <table:table-cell office:value-type="float" office:value="74">
                <text:p>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90">
                <text:p>1090</text:p>
              </table:table-cell>
              <table:table-cell office:value-type="float" office:value="966">
                <text:p>966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06">
                <text:p>906</text:p>
              </table:table-cell>
              <table:table-cell office:value-type="float" office:value="1066">
                <text:p>1066</text:p>
              </table:table-cell>
              <table:table-cell office:value-type="float" office:value="306">
                <text:p>30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000" chart:maximum="230000" chart:interval-major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22cm" svg:height="15.237cm" xlink:href=".." xlink:type="simple" chart:class="chart:line" chart:style-name="ch1">
        <chart:legend chart:legend-position="top" svg:x="8.622cm" svg:y="0.185cm" style:legend-expansion="wide" chart:style-name="ch2"/>
        <chart:plot-area chart:style-name="ch3" table:cell-range-address="filtered.A3:filtered.B12 filtered.F3:filtered.F12 filtered.B15:filtered.B24 filtered.F15:filtered.F24" chart:data-source-has-labels="both" svg:x="0.486cm" svg:y="0.688cm" svg:width="24.19cm" svg:height="14.327cm">
          <chartooo:coordinate-region svg:x="1.94cm" svg:y="0.906cm" svg:width="22.333cm" svg:height="13.425cm"/>
          <chart:axis chart:dimension="x" chart:name="primary-x" chart:style-name="ch4" chartooo:axis-type="auto">
            <chartooo:date-scale/>
            <chart:title svg:x="22.431cm" svg:y="14.611cm" chart:style-name="ch5">
              <text:p>clientes</text:p>
            </chart:title>
            <chart:categories table:cell-range-address="filtered.A3:filtered.A12"/>
          </chart:axis>
          <chart:axis chart:dimension="y" chart:name="primary-y" chart:style-name="ch6">
            <chart:title svg:x="0cm" svg:y="2.457cm" chart:style-name="ch7">
              <text:p>transações</text:p>
            </chart:title>
            <chart:grid chart:style-name="ch8" chart:class="major"/>
          </chart:axis>
          <chart:series chart:style-name="ch9" chart:values-cell-range-address="filtered.B3:filtered.B12" loext:label-string="rr" chart:class="chart:line">
            <chart:data-point chart:repeated="10"/>
          </chart:series>
          <chart:series chart:style-name="ch10" chart:values-cell-range-address="filtered.F3:filtered.F12" loext:label-string="end_ip" chart:class="chart:line">
            <chart:data-point chart:repeated="10"/>
          </chart:series>
          <chart:series chart:style-name="ch11" chart:values-cell-range-address="filtered.B15:filtered.B24" loext:label-string="s_bc" chart:class="chart:line">
            <chart:data-point chart:repeated="10"/>
          </chart:series>
          <chart:series chart:style-name="ch12" chart:values-cell-range-address="filtered.F15:filtered.F24" loext:label-string="s_cos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r</text:p>
              </table:table-cell>
              <table:table-cell office:value-type="string">
                <text:p>end_ip</text:p>
              </table:table-cell>
              <table:table-cell office:value-type="string">
                <text:p>s_bc</text:p>
              </table:table-cell>
              <table:table-cell office:value-type="string">
                <text:p>s_co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filtered.A3:filtered.A12</svg:desc>
                </draw:g>
              </table:table-cell>
              <table:table-cell office:value-type="float" office:value="149441">
                <text:p>149441</text:p>
                <draw:g>
                  <svg:desc>filtered.B3:filtered.B12</svg:desc>
                </draw:g>
              </table:table-cell>
              <table:table-cell office:value-type="float" office:value="144893">
                <text:p>144893</text:p>
                <draw:g>
                  <svg:desc>filtered.F3:filtered.F12</svg:desc>
                </draw:g>
              </table:table-cell>
              <table:table-cell office:value-type="float" office:value="191532">
                <text:p>191532</text:p>
                <draw:g>
                  <svg:desc>filtered.B15:filtered.B24</svg:desc>
                </draw:g>
              </table:table-cell>
              <table:table-cell office:value-type="float" office:value="190816">
                <text:p>190816</text:p>
                <draw:g>
                  <svg:desc>filtered.F15:filtered.F24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41705">
                <text:p>141705</text:p>
              </table:table-cell>
              <table:table-cell office:value-type="float" office:value="140553">
                <text:p>140553</text:p>
              </table:table-cell>
              <table:table-cell office:value-type="float" office:value="188666">
                <text:p>188666</text:p>
              </table:table-cell>
              <table:table-cell office:value-type="float" office:value="227613">
                <text:p>2276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2927">
                <text:p>142927</text:p>
              </table:table-cell>
              <table:table-cell office:value-type="float" office:value="136090">
                <text:p>136090</text:p>
              </table:table-cell>
              <table:table-cell office:value-type="float" office:value="185034">
                <text:p>185034</text:p>
              </table:table-cell>
              <table:table-cell office:value-type="float" office:value="209884">
                <text:p>20988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41792">
                <text:p>141792</text:p>
              </table:table-cell>
              <table:table-cell office:value-type="float" office:value="138577">
                <text:p>138577</text:p>
              </table:table-cell>
              <table:table-cell office:value-type="float" office:value="186548">
                <text:p>186548</text:p>
              </table:table-cell>
              <table:table-cell office:value-type="float" office:value="223572">
                <text:p>22357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41653">
                <text:p>141653</text:p>
              </table:table-cell>
              <table:table-cell office:value-type="float" office:value="139052">
                <text:p>139052</text:p>
              </table:table-cell>
              <table:table-cell office:value-type="float" office:value="165329">
                <text:p>165329</text:p>
              </table:table-cell>
              <table:table-cell office:value-type="float" office:value="216775">
                <text:p>21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6303">
                <text:p>136303</text:p>
              </table:table-cell>
              <table:table-cell office:value-type="float" office:value="131830">
                <text:p>131830</text:p>
              </table:table-cell>
              <table:table-cell office:value-type="float" office:value="159209">
                <text:p>159209</text:p>
              </table:table-cell>
              <table:table-cell office:value-type="float" office:value="188903">
                <text:p>18890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32390">
                <text:p>132390</text:p>
              </table:table-cell>
              <table:table-cell office:value-type="float" office:value="116511">
                <text:p>116511</text:p>
              </table:table-cell>
              <table:table-cell office:value-type="float" office:value="160454">
                <text:p>160454</text:p>
              </table:table-cell>
              <table:table-cell office:value-type="float" office:value="158830">
                <text:p>15883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30087">
                <text:p>130087</text:p>
              </table:table-cell>
              <table:table-cell office:value-type="float" office:value="129667">
                <text:p>129667</text:p>
              </table:table-cell>
              <table:table-cell office:value-type="float" office:value="161345">
                <text:p>161345</text:p>
              </table:table-cell>
              <table:table-cell office:value-type="float" office:value="199625">
                <text:p>19962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9214">
                <text:p>109214</text:p>
              </table:table-cell>
              <table:table-cell office:value-type="float" office:value="128632">
                <text:p>128632</text:p>
              </table:table-cell>
              <table:table-cell office:value-type="float" office:value="156618">
                <text:p>156618</text:p>
              </table:table-cell>
              <table:table-cell office:value-type="float" office:value="205108">
                <text:p>20510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6978">
                <text:p>126978</text:p>
              </table:table-cell>
              <table:table-cell office:value-type="float" office:value="127750">
                <text:p>127750</text:p>
              </table:table-cell>
              <table:table-cell office:value-type="float" office:value="145782">
                <text:p>145782</text:p>
              </table:table-cell>
              <table:table-cell office:value-type="float" office:value="201018">
                <text:p>2010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